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__Outfit_62d168" svg:font-family="__Outfit_62d168"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 style:parent-style-name="Normal" style:list-style-name="LFO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1"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 style:parent-style-name="Normal" style:list-style-name="LFO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3"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 style:parent-style-name="Normal" style:list-style-name="LFO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0"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9"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0"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1"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2"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3"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4" style:parent-style-name="Normal" style:list-style-name="LFO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86" style:parent-style-name="Normal" style:list-style-name="LFO5" style:family="paragraph">
      <style:paragraph-properties fo:margin-top="0.0694in" fo:margin-bottom="0.0694in" fo:line-height="100%" fo:background-color="#FFFFFF"/>
    </style:style>
    <style:style style:name="T87" style:parent-style-name="DefaultParagraphFont" style:family="text">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88"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89"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0"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1"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2"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3"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4"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5"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6"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7"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8"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9"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0"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1"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2" style:parent-style-name="Normal" style:list-style-name="LFO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04"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5"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6"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7"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8"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9"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0"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1"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2"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3"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4" style:parent-style-name="Normal" style:list-style-name="LFO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16"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7"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8"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9"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0"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1"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2"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3"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4"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5"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6" style:parent-style-name="Normal" style:list-style-name="LFO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28"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9"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0"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1"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2"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3"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4"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5"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6"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7"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8" style:parent-style-name="Normal" style:list-style-name="LFO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9"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40"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1"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2"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3"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4"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5"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6"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7"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8"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9"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0"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1"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2"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3"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4"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5"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6"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7"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8"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9"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0" style:parent-style-name="Normal" style:list-style-name="LFO1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62"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3"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4"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5"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6"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7"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8"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9"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0"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1"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2"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3"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4"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5"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6"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7"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8"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9"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0"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1"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2"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3"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4" style:parent-style-name="Normal" style:list-style-name="LFO1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86"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7"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8"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9"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0"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1"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2"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3"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4"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5"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6"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7"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8"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9"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0"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1"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2"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3"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4"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5" style:parent-style-name="Normal" style:list-style-name="LFO1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07"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8"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9"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0"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1"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2"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3"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4" style:parent-style-name="Normal" style:list-style-name="LFO1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16"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7"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8"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9"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0"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1"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2"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3"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4"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5"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6"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7"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8"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9" style:parent-style-name="Normal" style:list-style-name="LFO1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31" style:parent-style-name="Normal" style:list-style-name="LFO1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2" style:parent-style-name="Normal" style:list-style-name="LFO1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3" style:parent-style-name="Normal" style:list-style-name="LFO1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35"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6"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7"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8"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9"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0"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1"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2"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3"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4"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5"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6"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7"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8"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9"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0"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1"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2"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3" style:parent-style-name="Normal" style:list-style-name="LFO1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55"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6"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7"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8"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9"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0"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1"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2"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3"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4"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5"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6"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7"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8"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9"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0"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1"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2" style:parent-style-name="Normal" style:list-style-name="LFO1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74" style:parent-style-name="Normal" style:list-style-name="LFO1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5" style:parent-style-name="Normal" style:list-style-name="LFO1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6" style:parent-style-name="Normal" style:list-style-name="LFO1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78"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9"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0"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1"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2"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3"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4"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5"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6"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7"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8"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9"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0"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1"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2"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3"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4"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5"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6" style:parent-style-name="Normal" style:list-style-name="LFO1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98"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9"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0"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1"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2"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3"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4"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5"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6"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7"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8"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9"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0"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1"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2"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3"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4"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5"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6"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7"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8"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9"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0"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1"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2"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3"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4" style:parent-style-name="Normal" style:list-style-name="LFO2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26"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7"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8"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9"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0"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1"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2"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3"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4"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5"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6"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7"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8"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9"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0"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1"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2"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3"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4"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5" style:parent-style-name="Normal" style:list-style-name="LFO2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47"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8"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9"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0"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1"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2"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3"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4"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5"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6"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7"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8"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9"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0"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1"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2"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3"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4"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5"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6"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7"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8"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9"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0"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1"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2"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3"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4"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5"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6" style:parent-style-name="Normal" style:list-style-name="LFO2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78"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9"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0"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1"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2"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3"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4"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5"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6"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7"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8"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9" style:parent-style-name="Normal" style:list-style-name="LFO2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91" style:parent-style-name="Normal" style:list-style-name="LFO2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2" style:parent-style-name="Normal" style:list-style-name="LFO2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3" style:parent-style-name="Normal" style:list-style-name="LFO2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4" style:parent-style-name="Normal" style:list-style-name="LFO2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96"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7"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8"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9"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0"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1"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2"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3"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4"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5"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6"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7"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8"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9"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0"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1"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2"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3"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4"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5"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6" style:parent-style-name="Normal" style:list-style-name="LFO2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18"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9"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0"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1"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2"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3"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4"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5"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6"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7"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8"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9"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0"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1"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2"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3"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4"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5"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6"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7"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8"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9"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0"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1"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2"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3"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4"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5"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6"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7"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8"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9"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0" style:parent-style-name="Normal" style:list-style-name="LFO2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52"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3"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4"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5"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6"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7"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8"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9"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0"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1"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2"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3"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4"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5"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6"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7"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8"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9"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0"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1"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2"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3"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4"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5"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6"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7"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8"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9"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0"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1"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2" style:parent-style-name="Normal" style:list-style-name="LFO2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84"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5"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6"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7"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8"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9"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0"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1"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2"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3"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4"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5"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6"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7"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8"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9" style:parent-style-name="Normal" style:list-style-name="LFO2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01"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2"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3"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4"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5"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6"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7"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8"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9"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0"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1"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2"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3"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4"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5"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6"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7" style:parent-style-name="Normal" style:list-style-name="LFO2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8"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19"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0"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1"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2"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3"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4"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5"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6"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7"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8"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9"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0"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1" style:parent-style-name="Normal" style:list-style-name="LFO3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33"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4"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5"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6"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7"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8"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9" style:parent-style-name="Normal" style:list-style-name="LFO3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41"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2"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3"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4"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5"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6"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7"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8"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9"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0"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1"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2"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3"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4"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5"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6" style:parent-style-name="Normal" style:list-style-name="LFO3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58"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9"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0"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1"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2"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3"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4"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5"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6"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7"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8"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9" style:parent-style-name="Normal" style:list-style-name="LFO3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71"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2"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3"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4"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5"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6"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7"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8"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9"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0"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1"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2"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3"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4"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5"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6"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7"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8"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9"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0"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1" style:parent-style-name="Normal" style:list-style-name="LFO3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93"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4"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5"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6"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7"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8"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9"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0"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1"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2"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3"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4"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5" style:parent-style-name="Normal" style:list-style-name="LFO3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07"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8"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9"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0"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1"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2"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3"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4"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5"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6"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7"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8"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9"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0"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1"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2"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3"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4"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5"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6"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7"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8" style:parent-style-name="Normal" style:list-style-name="LFO3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9"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30"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1"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2"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3"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4"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5"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6"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7"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8"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9"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0"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1"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2"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3"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4"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5"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6"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7"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8"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9"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0" style:parent-style-name="Normal" style:list-style-name="LFO3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52"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3"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4"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5"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6"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7"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8"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9"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0"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1"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2"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3"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4"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5"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6" style:parent-style-name="Normal" style:list-style-name="LFO3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68"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9"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0"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1"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2"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3"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4"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5"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6"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7"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8"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9"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0"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1"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2"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3"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4" style:parent-style-name="Normal" style:list-style-name="LFO3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86"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7"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8"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9"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0"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1"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2"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3"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4"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5"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6"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7"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8"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9"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0" style:parent-style-name="Normal" style:list-style-name="LFO4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702"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3"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4"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5"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6"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7"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8"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9"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0"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1"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2"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3"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4"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5"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6"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7"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8"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9"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0"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1"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2"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3"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4"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5"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6"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7"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8"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9"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0" style:parent-style-name="Normal" style:list-style-name="LFO4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732"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3"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4"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5"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6"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7"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8"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9"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0"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1" style:parent-style-name="Normal" style:list-style-name="LFO4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743"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4"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5"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6"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7"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8"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49"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0"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1"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2"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3"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4"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5" style:parent-style-name="Normal" style:list-style-name="LFO4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757"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8"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9"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0"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1"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2"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3"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4"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5"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6"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7"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8"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9"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0"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1"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2"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3"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4"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5"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6"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7"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8"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9" style:parent-style-name="Normal" style:list-style-name="LFO4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781"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2"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3"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4"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5"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6"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7"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8"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9"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90" style:parent-style-name="Normal" style:list-style-name="LFO4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office:automatic-styles>
  <office:body>
    <office:text text:use-soft-page-breaks="true">
      <text:p text:style-name="P1">Pages 1 to 4</text:p>
      <text:list text:style-name="LFO1" text:continue-numbering="true">
        <text:list-item>
          <text:p text:style-name="P2">Der Text beginnt mit einem Zitat aus dem Buch Ezechiel in der Bibel, das besagt, dass die Bäume des Feldes ihre Früchte tragen und das Land seinen Ertrag geben wird, wenn sie von ihrer Unterdrückung befreit werden.</text:p>
        </text:list-item>
        <text:list-item>
          <text:p text:style-name="P3">Der Autor wurde am 1. April 1940 in Ihithe, einem kleinen Dorf in Kenia, geboren.</text:p>
        </text:list-item>
        <text:list-item>
          <text:p text:style-name="P4">Seine Eltern und Großeltern stammten aus der Gegend um Nyeri, im Vorgebirge des Aberdare Mountain Range.</text:p>
        </text:list-item>
        <text:list-item>
          <text:p text:style-name="P5">Die Familie des Autors gehörte zur Ethnie der Kikuyu, einer der größten Ethnien in Kenia.</text:p>
        </text:list-item>
        <text:list-item>
          <text:p text:style-name="P6">Sie lebten von der Landwirtschaft und hielten Rinder, Ziegen und Schafe.</text:p>
        </text:list-item>
        <text:list-item>
          <text:p text:style-name="P7">Das Land um Ihithe war zu der Zeit grün und fruchtbar, mit regelmäßigen Jahreszeiten und viel Regen.</text:p>
        </text:list-item>
        <text:list-item>
          <text:p text:style-name="P8">Die Geburt des Autors wurde von einem Ritual begleitet, bei dem verschiedene Nahrungsmittel, wie grüne Bananen, Süßkartoffeln und Lammfleisch, symbolisch für das Land und die Fülle geopfert wurden.</text:p>
        </text:list-item>
        <text:list-item>
          <text:p text:style-name="P9">Der Autor wurde nach seiner Großmutter mütterlicherseits benannt und fühlt sich sowohl seinem Heimatboden als auch seinen Eltern verbunden.</text:p>
        </text:list-item>
        <text:list-item>
          <text:p text:style-name="P10">Die Kikuyu betrachten den Mount Kenya als heilig und beten in seine Richtung.</text:p>
        </text:list-item>
        <text:list-item>
          <text:p text:style-name="P11">Mit der Ankunft europäischer Missionare im späten 19. Jahrhundert begann der Verlust von traditionellen kulturellen und religiösen Praktiken der Kikuyu.</text:p>
        </text:list-item>
        <text:list-item>
          <text:p text:style-name="P12">Die europäischen Missionare brachten neue religiöse Vorstellungen und Weltanschauungen mit sich, die von vielen Einheimischen übernommen wurden.</text:p>
        </text:list-item>
        <text:list-item>
          <text:p text:style-name="P13">Nach den Missionaren kamen Kaufleute und Beamte, die begannen, die Ressourcen des Landes auszubeuten und die traditionelle Landwirtschaft zu kommerzialisieren.</text:p>
        </text:list-item>
        <text:list-item>
          <text:p text:style-name="P14">Die europäischen Kolonialherren benannten viele geographische Orte in Afrika um, was zu einer Spaltung im Denken der Afrikaner führte.</text:p>
        </text:list-item>
        <text:list-item>
          <text:p text:style-name="P15">Der Autor erkennt die Komplexität dieser historischen Ereignisse und den Verlust seiner traditionellen Welt erst im Laufe der Zeit.</text:p>
        </text:list-item>
        <text:list-item>
          <text:p text:style-name="P16">Die europäische Aufteilung Afrikas wurde auf der Berliner Kongokonferenz im Jahr 1884 formalisiert.</text:p>
        </text:list-item>
        <text:list-item>
          <text:p text:style-name="P17">Deutschland erhielt das Land Tanganjika in Ostafrika, das später mit Sansibar zu Tansania wurde.</text:p>
        </text:list-item>
        <text:list-item>
          <text:p text:style-name="P18">Großbritannien erhielt das Land Kenia als britische Kronkolonie.</text:p>
        </text:list-item>
        <text:list-item>
          <text:p text:style-name="P19">Der Autor wurde in einer Zeit geboren, in der die alte Welt langsam unterging und die europäische Kolonialherrschaft in Kenia begann.</text:p>
        </text:list-item>
      </text:list>
      <text:p text:style-name="P20">Pages 4 to 6</text:p>
      <text:list text:style-name="LFO2" text:continue-numbering="true">
        <text:list-item>
          <text:p text:style-name="P21">Die Aufteilung Afrikas durch europäische Länder führte zu einer Vermischung von Ethnien und Nationen, was zu Spannungen und Konflikten führte.</text:p>
        </text:list-item>
        <text:list-item>
          <text:p text:style-name="P22">Die Massai waren ein Hirten- und Nomadenvolk, das von der Rinder- und Ziegenwirtschaft lebte und manchmal Dörfer der Kikuyu überfiel.</text:p>
        </text:list-item>
        <text:list-item>
          <text:p text:style-name="P23">Es gab jedoch auch Zeiten des Friedens und des Handels zwischen den verschiedenen Gemeinschaften, und interethnische Ehen halfen, Verbindungen und Frieden zu schaffen.</text:p>
        </text:list-item>
        <text:list-item>
          <text:p text:style-name="P24">Die Missionare kamen im 19. Jahrhundert nach Afrika und verbreiteten das Christentum. Sie boten medizinische Versorgung an und gründeten Schulen.</text:p>
        </text:list-item>
        <text:list-item>
          <text:p text:style-name="P25">Die Missionare schätzten viele Aspekte der einheimischen Kultur, dokumentierten sie und bewahrten einige Objekte auf, die sich heute in europäischen Museen befinden.</text:p>
        </text:list-item>
        <text:list-item>
          <text:p text:style-name="P26">Europäische Siedler wurden ermutigt, sich in den afrikanischen Kolonien niederzulassen, was zu Vertreibungen und Umsiedlungen der Einheimischen führte.</text:p>
        </text:list-item>
        <text:list-item>
          <text:p text:style-name="P27">Die einheimischen Gemeinschaften wurden in Reservate gedrängt, während das Land an die Siedler verteilt wurde.</text:p>
        </text:list-item>
        <text:list-item>
          <text:p text:style-name="P28">Trotz der Ankunft der Missionare und der britischen Verwaltung gab es noch Nischen, in denen die alte Lebensweise fortbestand.</text:p>
        </text:list-item>
        <text:list-item>
          <text:p text:style-name="P29">Die Konvertierung zum Christentum wurde von der britischen Verwaltung bevorzugt behandelt und führte zu einer Spaltung zwischen denjenigen, die die neue Lebensweise annahmen, und denen, die an den lokalen Bräuchen festhielten.</text:p>
        </text:list-item>
        <text:list-item>
          <text:p text:style-name="P30">Die Bibel wurde in die Kikuyu-Sprache übersetzt, was die Verbreitung des Christentums erleichterte.</text:p>
        </text:list-item>
        <text:list-item>
          <text:p text:style-name="P31">Christliche Kenianer wurden oft in führende Positionen ernannt und als fortschrittlich angesehen, während diejenigen, die an den lokalen Bräuchen festhielten, als primitiv betrachtet wurden.</text:p>
        </text:list-item>
      </text:list>
      <text:p text:style-name="P32">Pages 6 to 8</text:p>
      <text:list text:style-name="LFO3" text:continue-numbering="true">
        <text:list-item>
          <text:p text:style-name="P33">Mit dem Einzug europäischer Sitten gab es einen fundamentalen Wandel in vielen Lebensbereichen der Kikuyu.</text:p>
        </text:list-item>
        <text:list-item>
          <text:p text:style-name="P34">Lokale Kultur wurde begeistert über Bord geworfen, Hirse wurde durch Mais ersetzt, Hirsegrütze durch Tee.</text:p>
        </text:list-item>
        <text:list-item>
          <text:p text:style-name="P35">Neue Feldfrüchte erforderten neue Gerätschaften, wie Töpfe aus Wellblech und Löffel statt Fingern und Stäbchen.</text:p>
        </text:list-item>
        <text:list-item>
          <text:p text:style-name="P36">Kleidung aus Tierhaut wurde gegen Baumwollkleider und Hemden aufgegeben.</text:p>
        </text:list-item>
        <text:list-item>
          <text:p text:style-name="P37">Traditionelle Tänze und Feste wurden von Missionaren und Konvertiten abgelehnt und verboten.</text:p>
        </text:list-item>
        <text:list-item>
          <text:p text:style-name="P38">Die lokale Kultur ging nahezu unter und wurde durch eine an Europa ausgerichtete ersetzt.</text:p>
        </text:list-item>
        <text:list-item>
          <text:p text:style-name="P39">Zur Zeit meiner Geburt waren bereits viele Kikuyu zum Christentum konvertiert, einschließlich meiner Eltern.</text:p>
        </text:list-item>
        <text:list-item>
          <text:p text:style-name="P40">Mein Vater konnte Kikuyu lesen und schreiben sowie etwas Suaheli.</text:p>
        </text:list-item>
        <text:list-item>
          <text:p text:style-name="P41">Er war groß, kräftig und hatte eine gebieterische Stimme.</text:p>
        </text:list-item>
        <text:list-item>
          <text:p text:style-name="P42">Mein Großvater väterlicherseits trug ein Ziegenfell oder eine Decke um die Schultern.</text:p>
        </text:list-item>
        <text:list-item>
          <text:p text:style-name="P43">Meine Mutter war schlank, groß und hatte ein stabiles Wesen.</text:p>
        </text:list-item>
        <text:list-item>
          <text:p text:style-name="P44">Sie arbeitete schwer und war immer freundlich.</text:p>
        </text:list-item>
        <text:list-item>
          <text:p text:style-name="P45">Sie konnte weder lesen noch schreiben und war mit dem Land verbunden.</text:p>
        </text:list-item>
        <text:list-item>
          <text:p text:style-name="P46">Als älteste Tochter hatten meine Mutter und ich eine enge Beziehung.</text:p>
        </text:list-item>
        <text:list-item>
          <text:p text:style-name="P47">Mein Vater war einer der ersten Männer, die ihre Familie verließen, um auf einer weißen Farm zu arbeiten und Geld zu verdienen.</text:p>
        </text:list-item>
        <text:list-item>
          <text:p text:style-name="P48">Vorher war das wichtigste Tauschmittel Ziegen.</text:p>
        </text:list-item>
        <text:list-item>
          <text:p text:style-name="P49">Die Briten führten eine Einkommenssteuer ein, die nur in Geld entrichtet werden durfte.</text:p>
        </text:list-item>
        <text:list-item>
          <text:p text:style-name="P50">Die Einheimischen waren gezwungen, auf weißen Farmen oder im Büro zu arbeiten.</text:p>
        </text:list-item>
        <text:list-item>
          <text:p text:style-name="P51">Die Männer wurden von ihren Familien getrennt und konnten sie nur selten besuchen.</text:p>
        </text:list-item>
        <text:list-item>
          <text:p text:style-name="P52">Dies führte zu neuen Problemen wie Prostitution und abwesenden Vätern.</text:p>
        </text:list-item>
        <text:list-item>
          <text:p text:style-name="P53">Männer durften ihre Familien auf die weißen Farmen mitbringen, was von den Farmern erwünscht war.</text:p>
        </text:list-item>
        <text:list-item>
          <text:p text:style-name="P54">Die Arbeit auf den Farmen war bei Kikuyu begehrt.</text:p>
        </text:list-item>
        <text:list-item>
          <text:p text:style-name="P55">Es gab keine Schulen in der Nähe der Farmen, was einen großen Einfluss auf mein Leben hatte.</text:p>
        </text:list-item>
        <text:list-item>
          <text:p text:style-name="P56">Unsere Familie konnte auf dem Farmland Lebensmittel anbauen, aber überschüssiger Mais musste an den Farmbesitzer verkauft werden.</text:p>
        </text:list-item>
        <text:list-item>
          <text:p text:style-name="P57">Squatter wie mein Vater erhielten nur eine geringe Bezahlung für ihre Arbeit auf der Farm.</text:p>
        </text:list-item>
        <text:list-item>
          <text:p text:style-name="P58">Sie erhielten täglich Maismehl und Milch als Lohn, mussten aber die ganze Familie mitarbeiten lassen.</text:p>
        </text:list-item>
      </text:list>
      <text:p text:style-name="P59">Pages 8 to 10</text:p>
      <text:list text:style-name="LFO4" text:continue-numbering="true">
        <text:list-item>
          <text:p text:style-name="P60">Der Text handelt von der Kindheit der Autorin auf einer Farm in Nakuru, Kenia.</text:p>
        </text:list-item>
        <text:list-item>
          <text:p text:style-name="P61">Ihr Vater hatte verschiedene Fähigkeiten wie Autofahren und Maschinenreparatur, was ihm einen Vorteil gegenüber anderen Kenianern verschaffte.</text:p>
        </text:list-item>
        <text:list-item>
          <text:p text:style-name="P62">Die Autorin erinnert sich daran, wie sie ihrer Mutter auf dem Feld half und auf ihre jüngeren Geschwister aufpasste.</text:p>
        </text:list-item>
        <text:list-item>
          <text:p text:style-name="P63">Auf der Farm wurden hauptsächlich Nahrungspflanzen wie Weizen und Mais angebaut, aber auch Pyrethrum, eine Insektenblume.</text:p>
        </text:list-item>
        <text:list-item>
          <text:p text:style-name="P64">Die Autorin erinnert sich daran, wie sie als Kind die Pyrethrumblüten pflückte und die Beeren aß.</text:p>
        </text:list-item>
        <text:list-item>
          <text:p text:style-name="P65">Die Farm hatte ausgedehnte Mais- und Weizenfelder, die wie Meereswellen aussahen, wenn der Wind darüber strich.</text:p>
        </text:list-item>
        <text:list-item>
          <text:p text:style-name="P66">Nach der Ernte wucherte das grüne Gemüse Managu auf den Feldern, das als Unkraut galt, aber auch als Lebensmittel verwendet wurde.</text:p>
        </text:list-item>
        <text:list-item>
          <text:p text:style-name="P67">Die Autorin erinnert sich daran, wie die Frauen Managu-Blätter ernteten, um sie auf dem Markt zu verkaufen.</text:p>
        </text:list-item>
        <text:list-item>
          <text:p text:style-name="P68">Die Autorin erinnert sich daran, wie sie Schafe und Ziegen auf den abgeernteten Feldern hütete und dabei Beeren aß.</text:p>
        </text:list-item>
        <text:list-item>
          <text:p text:style-name="P69">Ihr Vater war polygam und hatte vier Ehefrauen, von denen ihre Mutter die zweite war.</text:p>
        </text:list-item>
        <text:list-item>
          <text:p text:style-name="P70">Die Familie lebte in einer großen Einfriedung mit mehreren Häusern und einem großen Hof.</text:p>
        </text:list-item>
        <text:list-item>
          <text:p text:style-name="P71">Jede Frau hatte ihr eigenes Haus mit verschiedenen Räumen für die Familie und weibliche Besucher.</text:p>
        </text:list-item>
        <text:list-item>
          <text:p text:style-name="P72">Die Häuser hatten weder Strom noch fließendes Wasser, und es war immer dunkel.</text:p>
        </text:list-item>
        <text:list-item>
          <text:p text:style-name="P73">Die Autorin erinnert sich daran, wie sie und ihre Geschwister auf Holzplanken schliefen, die mit Blättern und Gras gefüllt waren.</text:p>
        </text:list-item>
        <text:list-item>
          <text:p text:style-name="P74">In den Häusern gab es einen Kochbereich, in dem das Feuer brannte und die Mahlzeiten zubereitet wurden.</text:p>
        </text:list-item>
        <text:list-item>
          <text:p text:style-name="P75">Die Familie hielt Schafe und Ziegen in der Einfriedung und trieb sie nachts in die Häuser.</text:p>
        </text:list-item>
        <text:list-item>
          <text:p text:style-name="P76">In der Einfriedung gab es auch Latrinen, die von den Frauen sauber gehalten wurden.</text:p>
        </text:list-item>
        <text:list-item>
          <text:p text:style-name="P77">Obwohl der Wohnraum klein war, fühlte sich die Autorin nie beengt, da sie meistens draußen arbeitete oder spielte.</text:p>
        </text:list-item>
        <text:list-item>
          <text:p text:style-name="P78">In einer polygamen Heimstätte wurden Halbgeschwister als Teil der Familie betrachtet.</text:p>
        </text:list-item>
        <text:list-item>
          <text:p text:style-name="P79">Jede Frau wurde als "Mutter" bezeichnet, gefolgt von einem Adjektiv, das ihr Alter angab.</text:p>
        </text:list-item>
        <text:list-item>
          <text:p text:style-name="P80">In der traditionellen Kikuyu-Gesellschaft war es üblich, dass ein Mann sich um all seine Kinder kümmerte.</text:p>
        </text:list-item>
        <text:list-item>
          <text:p text:style-name="P81">Die Autorin erinnert sich daran, dass es in der Familie Konflikte gab, aber sie erfuhr erst später von den gewalttätigen Auseinandersetzungen zwischen den Ehefrauen.</text:p>
        </text:list-item>
        <text:list-item>
          <text:p text:style-name="P82">Wenn es in der Familie ein Unglück gab, wurde den Kindern wenig davon erzählt, um sie zu schützen.</text:p>
        </text:list-item>
        <text:list-item>
          <text:p text:style-name="P83">Die Autorin erinnert sich daran, wie sie zum ersten Mal ihre Mutter weinen sah, als ihr Onkel starb.</text:p>
        </text:list-item>
        <text:list-item>
          <text:p text:style-name="P84">Die Erwachsenen waren sich bewusst, dass Kinder solche Ereignisse oft nicht gut verarbeiten können, und hielten ihnen Informationen vor.</text:p>
        </text:list-item>
      </text:list>
      <text:p text:style-name="P85">Pages 10 to 13</text:p>
      <text:list text:style-name="LFO5" text:continue-numbering="true">
        <text:list-item>
          <text:p text:style-name="P86"><text:span text:style-name="T87">No summary available</text:span></text:p>
        </text:list-item>
      </text:list>
      <text:p text:style-name="P88">Pages 13 to 15</text:p>
      <text:list text:style-name="LFO6" text:continue-numbering="true">
        <text:list-item>
          <text:p text:style-name="P89">Die Hauptfigur beobachtet gerne Mrs. Neylan dabei, wie sie Eier sammelt.</text:p>
        </text:list-item>
        <text:list-item>
          <text:p text:style-name="P90">Mr. Neylan und nyakĩneke haben mehrere Kinder, darunter eine Tochter namens kairĩtu.</text:p>
        </text:list-item>
        <text:list-item>
          <text:p text:style-name="P91">Die Hauptfigur sieht im Haus der Neylans viele Kleider und wundert sich, wie jemand so viele haben kann.</text:p>
        </text:list-item>
        <text:list-item>
          <text:p text:style-name="P92">Über die Jahre entwickelt sich eine Freundschaft zwischen dem Vater der Hauptfigur und Mr. Neylan.</text:p>
        </text:list-item>
        <text:list-item>
          <text:p text:style-name="P93">Als die Unabhängigkeit Kenias kommt, schenkt Mr. Neylan dem Vater der Hauptfigur zehn Hektar Land.</text:p>
        </text:list-item>
        <text:list-item>
          <text:p text:style-name="P94">Die Hauptfigur begleitet ihre Mutter und andere Familienmitglieder zum Gemüsemarkt in Nakuru.</text:p>
        </text:list-item>
        <text:list-item>
          <text:p text:style-name="P95">Nakuru ist zu dieser Zeit eine reiche Stadt mit Rassentrennung, in der Europäer, Inder und Afrikaner in verschiedenen Vierteln leben.</text:p>
        </text:list-item>
        <text:list-item>
          <text:p text:style-name="P96">Die Hauptfigur findet die Stadt aufregend und genießt den Besuch.</text:p>
        </text:list-item>
        <text:list-item>
          <text:p text:style-name="P97">Die indischen Einwanderer bringen neue Lebensmittel und Küche nach Kenia.</text:p>
        </text:list-item>
        <text:list-item>
          <text:p text:style-name="P98">Die Häuser der Afrikaner in Nakuru sind klein und dicht beieinander.</text:p>
        </text:list-item>
        <text:list-item>
          <text:p text:style-name="P99">Die Hauptfigur erfährt erst im Erwachsenenalter von einem fehlenden Familienmitglied, das im Ersten Weltkrieg verschwunden ist.</text:p>
        </text:list-item>
        <text:list-item>
          <text:p text:style-name="P100">Die Großeltern der Hauptfigur verstecken ihren Sohn vor der Zwangsrekrutierung, geben ihn aber letztendlich auf, als ihre Tiere beschlagnahmt werden.</text:p>
        </text:list-item>
        <text:list-item>
          <text:p text:style-name="P101">Der Sohn der Hauptfigur stirbt im Krieg und kehrt nie zurück.</text:p>
        </text:list-item>
        <text:list-item>
          <text:p text:style-name="P102">Ein Nachbar erzählt den Großeltern, was mit ihrem Sohn passiert ist, nachdem sie Bier gemacht haben.</text:p>
        </text:list-item>
      </text:list>
      <text:p text:style-name="P103">Pages 15 to 17</text:p>
      <text:list text:style-name="LFO7" text:continue-numbering="true">
        <text:list-item>
          <text:p text:style-name="P104">Der Erzähler erfährt von Schuluniformen, als er alte Fotos von seinem Großvater sieht und seine Mutter nach ihrer Bedeutung fragt.</text:p>
        </text:list-item>
        <text:list-item>
          <text:p text:style-name="P105">Der Erzähler ist fasziniert von der Idee, zur Schule zu gehen und all die Dinge zu lernen, von denen seine Mutter spricht.</text:p>
        </text:list-item>
        <text:list-item>
          <text:p text:style-name="P106">Der Erzähler erkundet das Dorf und lernt die Nachbarskinder kennen, die bereits zur Schule gehen und viel über verschiedene Fächer lernen.</text:p>
        </text:list-item>
        <text:list-item>
          <text:p text:style-name="P107">Der Erzähler wird von seiner Mutter zur Schule gebracht, um sich anzumelden, und der Schulleiter heißt ihn herzlich willkommen.</text:p>
        </text:list-item>
        <text:list-item>
          <text:p text:style-name="P108">Am ersten Schultag ist der Erzähler aufgeregt und lernt viele andere Kinder kennen, die genauso aufgeregt sind.</text:p>
        </text:list-item>
        <text:list-item>
          <text:p text:style-name="P109">In den nächsten Jahren genießt der Erzähler seine Schulzeit und entwickelt ein Interesse an Geschichte und Politik.</text:p>
        </text:list-item>
        <text:list-item>
          <text:p text:style-name="P110">Der Erzähler erkennt, dass Demokratie und Frieden eng miteinander verbunden sind und dass Demokratie Gerechtigkeit und Gleichheit für alle bedeutet.</text:p>
        </text:list-item>
        <text:list-item>
          <text:p text:style-name="P111">Der Erzähler erkennt auch, dass Frieden nicht nur das Fehlen von Krieg bedeutet, sondern auch soziale Gerechtigkeit, wirtschaftliche Stabilität und kulturelle Vielfalt beinhaltet.</text:p>
        </text:list-item>
        <text:list-item>
          <text:p text:style-name="P112">Der Erzähler engagiert sich aktiv für Demokratie und Frieden in seiner Schulzeit und setzt sich für die Rechte und Bedürfnisse seiner Mitschüler ein.</text:p>
        </text:list-item>
        <text:list-item>
          <text:p text:style-name="P113">Der Erzähler ist dankbar für seine Schulzeit und die Lektionen, die er über Demokratie und Frieden gelernt hat.</text:p>
        </text:list-item>
        <text:list-item>
          <text:p text:style-name="P114">Der Erzähler glaubt fest daran, dass Demokratie und Frieden die Grundlagen für eine gerechte und harmonische Gesellschaft sind und setzt sich weiterhin dafür ein.</text:p>
        </text:list-item>
      </text:list>
      <text:p text:style-name="P115">Pages 17 to 20</text:p>
      <text:list text:style-name="LFO8" text:continue-numbering="true">
        <text:list-item>
          <text:p text:style-name="P116">The narrator's grandmother played a significant role in shaping their love for their culture and history.</text:p>
        </text:list-item>
        <text:list-item>
          <text:p text:style-name="P117">The narrator attended a simple school in Ihithe, where they learned basic subjects as well as their history and traditions.</text:p>
        </text:list-item>
        <text:list-item>
          <text:p text:style-name="P118">As they grew older, the narrator developed an interest in politics and dreamed of a more just society.</text:p>
        </text:list-item>
        <text:list-item>
          <text:p text:style-name="P119">After finishing school, the narrator moved to Nairobi to study and became involved in political organizations, advocating for human rights.</text:p>
        </text:list-item>
        <text:list-item>
          <text:p text:style-name="P120">Despite facing challenges and resistance, the narrator remained determined to make a difference.</text:p>
        </text:list-item>
        <text:list-item>
          <text:p text:style-name="P121">Kenya is now a democracy with elections, a constitution protecting people's rights, and an active civil society.</text:p>
        </text:list-item>
        <text:list-item>
          <text:p text:style-name="P122">However, the country still faces issues such as corruption, ethnic tensions, and social inequality.</text:p>
        </text:list-item>
        <text:list-item>
          <text:p text:style-name="P123">The narrator remains optimistic and believes in the power of democracy and dialogue to solve conflicts and build a fairer society.</text:p>
        </text:list-item>
        <text:list-item>
          <text:p text:style-name="P124">The narrator is grateful for their upbringing in Ihithe, which instilled values such as love, support, cultural connection, education, and community.</text:p>
        </text:list-item>
        <text:list-item>
          <text:p text:style-name="P125">These experiences have shaped the narrator into the person they are today, and they will continue to fight for democracy and peace, not just in Kenya but worldwide.</text:p>
        </text:list-item>
        <text:list-item>
          <text:p text:style-name="P126">The narrator firmly believes that every person has the right to live a life of freedom and dignity.</text:p>
        </text:list-item>
      </text:list>
      <text:p text:style-name="P127">Pages 20 to 22</text:p>
      <text:soft-page-break/>
      <text:list text:style-name="LFO9" text:continue-numbering="true">
        <text:list-item>
          <text:p text:style-name="P128">Die Menschen im zentralen Hochland waren gesund aufgrund des fruchtbaren Bodens, des ausgeglichenen Klimas und des reichlichen Essens.</text:p>
        </text:list-item>
        <text:list-item>
          <text:p text:style-name="P129">Ältere Menschen versammelten sich mit ihrer Familie, segneten sie und bestimmten einen Nachlassverwalter.</text:p>
        </text:list-item>
        <text:list-item>
          <text:p text:style-name="P130">Die Verstorbenen gingen in die Geisterwelt ihrer Ahnen.</text:p>
        </text:list-item>
        <text:list-item>
          <text:p text:style-name="P131">Die Protagonistin wuchs weiterhin die Kleider ihrer älteren Brüder und half ihrer Mutter auf dem Feld.</text:p>
        </text:list-item>
        <text:list-item>
          <text:p text:style-name="P132">Die Familie ernährte sich hauptsächlich vegetarisch, aß aber manchmal Fleisch und Eier.</text:p>
        </text:list-item>
        <text:list-item>
          <text:p text:style-name="P133">Die Protagonistin hatte einen eigenen kleinen Garten, in dem sie verschiedene Pflanzen anbaute.</text:p>
        </text:list-item>
        <text:list-item>
          <text:p text:style-name="P134">Die Kolonialverwaltung rodet Teile des Aberdare Forests und legte kommerzielle Plantagen von nichteinheimischen Bäumen an.</text:p>
        </text:list-item>
        <text:list-item>
          <text:p text:style-name="P135">Die neuen Baumarten verdrängten die einheimischen Arten und zerstörten das natürliche Ökosystem.</text:p>
        </text:list-item>
        <text:list-item>
          <text:p text:style-name="P136">Die Protagonistin ging auf die Ihithe Primary School, obwohl es für Mädchen ungewöhnlich war, zur Schule zu gehen.</text:p>
        </text:list-item>
        <text:list-item>
          <text:p text:style-name="P137">Die Familie musste das Schulgeld bezahlen, was viel Geld war.</text:p>
        </text:list-item>
        <text:list-item>
          <text:p text:style-name="P138">Am ersten Schultag zeigte der Cousin der Protagonistin, wie man schreibt, und beeindruckte sie damit.</text:p>
        </text:list-item>
      </text:list>
      <text:p text:style-name="P139">Pages 22 to 24</text:p>
      <text:list text:style-name="LFO10" text:continue-numbering="true">
        <text:list-item>
          <text:p text:style-name="P140">There was a large rock where the narrator liked to sit and observe the surroundings.</text:p>
        </text:list-item>
        <text:list-item>
          <text:p text:style-name="P141">From there, they had a good view of the river that snaked through the village.</text:p>
        </text:list-item>
        <text:list-item>
          <text:p text:style-name="P142">The river was a popular playground for children, who would swim, catch fish, and play on the banks.</text:p>
        </text:list-item>
        <text:list-item>
          <text:p text:style-name="P143">However, the narrator's mother always warned them not to go too far into the water as it could be dangerous.</text:p>
        </text:list-item>
        <text:list-item>
          <text:p text:style-name="P144">The narrator vividly remembers the day a boy from the village drowned because he went too far into the water and couldn't swim.</text:p>
        </text:list-item>
        <text:list-item>
          <text:p text:style-name="P145">His friends tried to save him, but it was too late. This tragedy deeply affected everyone.</text:p>
        </text:list-item>
        <text:list-item>
          <text:p text:style-name="P146">Since then, the narrator has great respect for water and always ensures they stay in a safe area.</text:p>
        </text:list-item>
        <text:list-item>
          <text:p text:style-name="P147">In their childhood, there was no electricity in the village, so they used candles or kerosene lamps for lighting.</text:p>
        </text:list-item>
        <text:list-item>
          <text:p text:style-name="P148">It wasn't as bright as electric light, but it was sufficient.</text:p>
        </text:list-item>
        <text:list-item>
          <text:p text:style-name="P149">The narrator fondly remembers sitting at the table with their family in the evenings, doing homework together in a cozy atmosphere.</text:p>
        </text:list-item>
        <text:list-item>
          <text:p text:style-name="P150">Nowadays, with all the technology and electric light, they sometimes miss those simple and peaceful evenings.</text:p>
        </text:list-item>
        <text:list-item>
          <text:p text:style-name="P151">The narrator's childhood was filled with simple joys and a strong sense of community.</text:p>
        </text:list-item>
        <text:list-item>
          <text:p text:style-name="P152">They spent a lot of time outdoors, playing and laughing together.</text:p>
        </text:list-item>
        <text:list-item>
          <text:p text:style-name="P153">There were no cell phones or computer games, but it didn't bother them as they used their imagination and created their own games.</text:p>
        </text:list-item>
        <text:list-item>
          <text:p text:style-name="P154">It was a carefree time of togetherness.</text:p>
        </text:list-item>
        <text:list-item>
          <text:p text:style-name="P155">The narrator is grateful for their childhood in Kenya as it taught them to appreciate nature and be content with simple things.</text:p>
        </text:list-item>
        <text:list-item>
          <text:p text:style-name="P156">It taught them to take responsibility and care for others.</text:p>
        </text:list-item>
        <text:list-item>
          <text:p text:style-name="P157">It taught them the importance of community and unity for a happy and fulfilling life.</text:p>
        </text:list-item>
        <text:list-item>
          <text:p text:style-name="P158">And it taught them that peace and democracy are not given but must be fought for.</text:p>
        </text:list-item>
        <text:list-item>
          <text:p text:style-name="P159">Kenya still faces many challenges and problems, but the narrator is optimistic that they can overcome them together.</text:p>
        </text:list-item>
        <text:list-item>
          <text:p text:style-name="P160">The memories of their childhood give them the strength and courage to work towards a better future.</text:p>
        </text:list-item>
      </text:list>
      <text:p text:style-name="P161">Pages 24 to 26</text:p>
      <text:soft-page-break/>
      <text:list text:style-name="LFO11" text:continue-numbering="true">
        <text:list-item>
          <text:p text:style-name="P162">Die Erfahrung lehrt, dass man stark und entschlossen sein kann, wenn es darauf ankommt.</text:p>
        </text:list-item>
        <text:list-item>
          <text:p text:style-name="P163">Verantwortung für das Wohl der Familie zu übernehmen ist wichtig.</text:p>
        </text:list-item>
        <text:list-item>
          <text:p text:style-name="P164">Harte Arbeit und Entschlossenheit können belohnt werden.</text:p>
        </text:list-item>
        <text:list-item>
          <text:p text:style-name="P165">Die Beschreibung des Baches und der Natur vermittelt ein Gefühl von Frieden und Harmonie.</text:p>
        </text:list-item>
        <text:list-item>
          <text:p text:style-name="P166">Der Bach symbolisiert die Schönheit und Reinheit der Natur.</text:p>
        </text:list-item>
        <text:list-item>
          <text:p text:style-name="P167">Das klare Wasser und die grünen Pflanzen erzeugen Ruhe und Gelassenheit.</text:p>
        </text:list-item>
        <text:list-item>
          <text:p text:style-name="P168">Die Beschreibung der Froscheier, Kaulquappen und Frösche zeigt den Kreislauf des Lebens und die Verbindung zwischen den verschiedenen Lebewesen.</text:p>
        </text:list-item>
        <text:list-item>
          <text:p text:style-name="P169">Die Wurzeln des Feigenbaums und ihre Verbindung zum Grundwasser verdeutlichen die Bedeutung des Ökosystems und wie alles miteinander verbunden ist.</text:p>
        </text:list-item>
        <text:list-item>
          <text:p text:style-name="P170">Die Ehrfurcht der Bevölkerung vor den Bäumen schützt den Bach und das gesamte Ökosystem.</text:p>
        </text:list-item>
        <text:list-item>
          <text:p text:style-name="P171">Die Natur und ihre Ressourcen müssen geschützt werden, um die biologische Vielfalt zu erhalten und Erosion und Erdrutsche zu verhindern.</text:p>
        </text:list-item>
        <text:list-item>
          <text:p text:style-name="P172">Die Arbeit auf dem Feld bringt Zufriedenheit und Verbundenheit mit der Erde.</text:p>
        </text:list-item>
        <text:list-item>
          <text:p text:style-name="P173">Die Abenddämmerung und der Sternenhimmel vermitteln ein Gefühl von Frieden und Schönheit.</text:p>
        </text:list-item>
        <text:list-item>
          <text:p text:style-name="P174">Die enge Beziehung zur Natur und die Wertschätzung der Umwelt werden betont.</text:p>
        </text:list-item>
        <text:list-item>
          <text:p text:style-name="P175">Verantwortung und Opferbereitschaft sind wichtig.</text:p>
        </text:list-item>
        <text:list-item>
          <text:p text:style-name="P176">Das Überleben der Familie hat Vorrang.</text:p>
        </text:list-item>
        <text:list-item>
          <text:p text:style-name="P177">Harte Arbeit und Opferbereitschaft sind notwendig, um das Leben auf dem Land zu bewältigen.</text:p>
        </text:list-item>
        <text:list-item>
          <text:p text:style-name="P178">Mut und Entschlossenheit sind wichtig.</text:p>
        </text:list-item>
        <text:list-item>
          <text:p text:style-name="P179">Manchmal muss man über sich hinauswachsen, um eine Aufgabe zu erfüllen.</text:p>
        </text:list-item>
        <text:list-item>
          <text:p text:style-name="P180">Man kann viel erreichen, wenn man sich genug anstrengt und entschlossen ist.</text:p>
        </text:list-item>
        <text:list-item>
          <text:p text:style-name="P181">Die Geschichte vermittelt ein Bild von Frieden, Harmonie und Verbundenheit mit der Natur.</text:p>
        </text:list-item>
        <text:list-item>
          <text:p text:style-name="P182">Sie betont die Bedeutung von Demokratie und Frieden.</text:p>
        </text:list-item>
        <text:list-item>
          <text:p text:style-name="P183">Menschen können in Einklang mit der Natur leben und Verantwortung für ihr eigenes Wohlergehen und das ihrer Gemeinschaft übernehmen.</text:p>
        </text:list-item>
        <text:list-item>
          <text:p text:style-name="P184">Die Umwelt muss geschützt werden, um Frieden und Wohlstand für alle zu gewährleisten.</text:p>
        </text:list-item>
      </text:list>
      <text:p text:style-name="P185">Pages 26 to 29</text:p>
      <text:list text:style-name="LFO12" text:continue-numbering="true">
        <text:list-item>
          <text:p text:style-name="P186">Die Person erinnert sich daran, dass ihre Mutter immer sagte, dass sie große Ähnlichkeit mit ihrer Großmutter väterlicherseits hat, nach der sie benannt ist.</text:p>
        </text:list-item>
        <text:list-item>
          <text:p text:style-name="P187">Die Großmutter war fleißig und organisiert und die Person wurde oft gesagt, dass sie die gleichen Eigenschaften hat.</text:p>
        </text:list-item>
        <text:list-item>
          <text:p text:style-name="P188">Die Person erinnert sich daran, wie sie als Kind die geernteten Früchte ordentlich auf dem Feld angeordnet hat, um sie später einzusammeln.</text:p>
        </text:list-item>
        <text:list-item>
          <text:p text:style-name="P189">Das System der Namensgebung bei den Kikuyu soll den Kindern das Gefühl geben, dass sie eine zweite Ausgabe des Verwandten sind, dessen Namen sie tragen.</text:p>
        </text:list-item>
        <text:list-item>
          <text:p text:style-name="P190">Die Person hatte tatsächlich das Gefühl, die lebende Wangari zu sein.</text:p>
        </text:list-item>
        <text:list-item>
          <text:p text:style-name="P191">In der Kikuyu-Gemeinschaft war das Erzählen von Geschichten eine wichtige Dimension des Lebens.</text:p>
        </text:list-item>
        <text:list-item>
          <text:p text:style-name="P192">Die Kinder setzten sich oft am Ende des Tages im Kreis ums Feuer und lauschten den Geschichten, die ihre Mutter erzählte, während sie auf das Essen warteten.</text:p>
        </text:list-item>
        <text:list-item>
          <text:p text:style-name="P193">Auch Kinder erzählten Geschichten am Feuer, um die Zeit zu vertreiben.</text:p>
        </text:list-item>
        <text:list-item>
          <text:p text:style-name="P194">Die Geschichten der Kikuyu waren eine gute Möglichkeit, Kinder zu unterhalten, zu belehren und ihre Kreativität zu fördern.</text:p>
        </text:list-item>
        <text:list-item>
          <text:p text:style-name="P195">Die Kikuyu hatten kluge Methoden entwickelt, um nachfolgenden Generationen Wissen und Werte zu vermitteln, darunter auch das Erzählen von Geschichten.</text:p>
        </text:list-item>
        <text:list-item>
          <text:p text:style-name="P196">Die Geschichten waren oft sehr ausführlich und subtil und wurden über Generationen hinweg immer wieder in anderer Form erzählt.</text:p>
        </text:list-item>
        <text:list-item>
          <text:p text:style-name="P197">In den Geschichten kamen oft Tiere mit menschlichen Eigenschaften vor, sowohl gute als auch schlechte.</text:p>
        </text:list-item>
        <text:list-item>
          <text:p text:style-name="P198">Eine wichtige Figur war der irimũ, der Drache, der Kinder erschreckte und junge Mädchen verführte.</text:p>
        </text:list-item>
        <text:list-item>
          <text:p text:style-name="P199">Die Geschichten beeindruckten die Person als Kind sehr und sie hatte Angst vor Wasserfällen, weil sie dachte, dass ein irimũ hinter dem Vorhang hervorspringen könnte.</text:p>
        </text:list-item>
        <text:list-item>
          <text:p text:style-name="P200">In der Schule las die Person dann Märchen wie "Aschenputtel" und "Rotkäppchen", die von den Weißen erzählt wurden, aber sie mochten die Geschichten am Feuer viel mehr.</text:p>
        </text:list-item>
        <text:list-item>
          <text:p text:style-name="P201">Die Geschichten der Kikuyu hatten etwas mit der Umgebung und den Werten der Person zu tun und bereiteten sie auf ein Leben in ihrer Gemeinschaft vor.</text:p>
        </text:list-item>
        <text:list-item>
          <text:p text:style-name="P202">Die Person erinnert sich an ihre Tante, die eine wunderbare Erzählerin war und Märchen sang und die Bewegungen der Figuren nachahmte.</text:p>
        </text:list-item>
        <text:list-item>
          <text:p text:style-name="P203">Die Person liebte das Geschichtenerzählen und das Zuhören bei den Frauen in ihrer Gemeinschaft.</text:p>
        </text:list-item>
        <text:list-item>
          <text:p text:style-name="P204">Die Person erinnert sich an den Tag, an dem sie erfuhr, dass sie auf die St. Cecilia's Intermediate Primary School gehen würde.</text:p>
        </text:list-item>
        <text:list-item>
          <text:p text:style-name="P205">Sie war glücklich, mit ihrer Cousine Wangari zusammen zu sein, aber auch traurig, zum ersten Mal von ihrer Mutter getrennt zu sein und ihre Umgebung zu verlassen.</text:p>
        </text:list-item>
      </text:list>
      <text:p text:style-name="P206">Pages 29 to 31</text:p>
      <text:list text:style-name="LFO13" text:continue-numbering="true">
        <text:list-item>
          <text:p text:style-name="P207">Mission vorbei und überquerten den Chania River, wobei ich zum ersten Mal eine Fußbrücke betrat. Die Natur um mich herum war beeindruckend und ich hatte Angst, in den Fluss zu fallen. Ich konzentrierte mich daher darauf, sicher auf die andere Seite zu gelangen.</text:p>
        </text:list-item>
        <text:list-item>
          <text:p text:style-name="P208">Als wir das Tal erreichten, sah ich die Schule und das Krankenhaus vor mir. Die Gebäude waren im italienischen Stil gebaut und gehörten der katholischen Kirche. Das ganze Tal und die Berge gehörten der Kirche. Es war beeindruckend, Teil einer solchen Institution zu sein.</text:p>
        </text:list-item>
        <text:list-item>
          <text:p text:style-name="P209">Nach meiner Ankunft wurde ich von meiner Cousine getrennt und in den Schlafsaal für Erstklässlerinnen gebracht. Es war eine neue Erfahrung, mit so vielen fremden Mädchen in einem Raum zu sein. Die Betten waren komfortabel und ich fühlte mich wie eine Königin. Jeden Morgen wurden wir von einer Nonne geweckt, die ein Gebet sprach und uns einen guten Tag wünschte. Wir hatten einen strukturierten Tagesablauf, der mit Gebeten und Aktivitäten gefüllt war. Es gab Unterricht, Sport, Hausaufgaben und gemeinsame Mahlzeiten.</text:p>
        </text:list-item>
        <text:list-item>
          <text:p text:style-name="P210">Das Leben in der Schule war spartanisch. Es gab keinen Luxus und die Bedingungen waren einfach. Die Steinmauern waren kalt und es gab weder Heizung noch warmes Wasser. Aber ich gewöhnte mich schnell daran und schätzte die Einfachheit meines Lebens dort.</text:p>
        </text:list-item>
        <text:list-item>
          <text:p text:style-name="P211">Das Schulgeld war eine finanzielle Belastung für meine Familie. Mein Bruder Nderitu half, indem er Wasser für andere Schüler erhitzte und dafür ein paar Münzen bekam. Ich sparte mein Taschengeld und kaufte lieber Dinge für meine Familie, wenn ich in den Schulferien nach Hause ging.</text:p>
        </text:list-item>
        <text:list-item>
          <text:p text:style-name="P212">Mein Bruder spielte eine wichtige Rolle in meiner Erziehung. Er besuchte regelmäßig die Schule und interessierte sich für meine Fortschritte. Obwohl wir uns nicht immer sehen durften, wusste ich, dass er da war und sich um mich kümmerte. Ich bedauerte es, dass die Schwestern uns den Kontakt zu unseren Familien verwehrten.</text:p>
        </text:list-item>
        <text:list-item>
          <text:p text:style-name="P213">Ich hatte anfangs Heimweh, aber es war leicht, Freundschaften zu schließen. Eine meiner Freundinnen wurde zu meiner "somo" (Namensschwester) und wir haben bis heute eine enge Verbindung. Die Nonnen wurden zu Ersatzmüttern für uns und sorgten dafür, dass wir uns geliebt und unterstützt fühlten.</text:p>
        </text:list-item>
        <text:list-item>
          <text:p text:style-name="P214">Insgesamt genoss ich meine Zeit in St. Cecilia's und schätzte die Bildung, die ich dort erhalten habe. Ich war motiviert zu lernen und hatte Spaß am Unterricht. Die Schule hat mir eine solide Grundlage für meine Zukunft gegeben und mich auf den Weg zu einer erfolgreichen Karriere vorbereitet.</text:p>
        </text:list-item>
      </text:list>
      <text:p text:style-name="P215">Pages 31 to 33</text:p>
      <text:list text:style-name="LFO14" text:continue-numbering="true">
        <text:list-item>
          <text:p text:style-name="P216">System, der Bedeutung der Muttersprache, dem Einfluss des Christentums und der Mau-Mau-Revolte. Die Hauptpunkte des Textes sind:</text:p>
        </text:list-item>
        <text:list-item>
          <text:p text:style-name="P217">Die Autorin beschreibt die Nonnen in der Schule als groß, elegant und liebevoll. Sie fragt sich, warum diese Frauen aufopferungsvoll in Kenia arbeiten und auf eine Familie verzichten.</text:p>
        </text:list-item>
        <text:list-item>
          <text:p text:style-name="P218">Die Autorin erwähnt Schwester Germana aus Mailand, die sie besonders mochte. Sie beschreibt sie als groß, elegant und liebevoll.</text:p>
        </text:list-item>
        <text:list-item>
          <text:p text:style-name="P219">Schwester Christiana aus Südafrika war eine kräftig gebaute Nonne, die als Zuchtmeisterin fungierte. Die Schülerinnen mussten oft über sie lachen und taten meistens, was sie wollten.</text:p>
        </text:list-item>
        <text:list-item>
          <text:p text:style-name="P220">Die Nonnen waren besorgt, dass die Schülerinnen Briefe an Jungen schrieben, was sie als Ablenkung ansahen. Schwester Christiana war oft diejenige, die die Briefe las.</text:p>
        </text:list-item>
        <text:list-item>
          <text:p text:style-name="P221">Einmal schrieb ein Mädchen in einem Brief, dass sie immer noch Feuer essen würden, was Schwester Christiana missverstand und das Mädchen bestrafte, indem es Holzkohlestückchen auf seinem Teller bekam.</text:p>
        </text:list-item>
        <text:list-item>
          <text:p text:style-name="P222">Die Autorin beschreibt das Monitor-System, bei dem diejenigen, die nicht Englisch sprachen, einen Anstecker tragen mussten und Strafen erhielten. Das System sollte sicherstellen, dass die Schüler nur Englisch sprachen.</text:p>
        </text:list-item>
        <text:list-item>
          <text:p text:style-name="P223">Die Autorin beschreibt, wie das Monitor-System dazu führte, dass Englisch als Lingua franca verwendet wurde und dass Muttersprachen als minderwertig angesehen wurden.</text:p>
        </text:list-item>
        <text:list-item>
          <text:p text:style-name="P224">Die Autorin beschreibt ihre Teilnahme am christlichen Verein Legion Mariens, der sie dazu ermutigte, sich ehrenamtlich für das Gemeinwohl einzusetzen.</text:p>
        </text:list-item>
        <text:list-item>
          <text:p text:style-name="P225">Die Autorin konvertierte zum katholischen Glauben und nahm den Namen Mary Josephine an.</text:p>
        </text:list-item>
        <text:list-item>
          <text:p text:style-name="P226">Die Autorin erwähnt, dass St. Cecilia's später in ein geistliches Bildungszentrum umgewandelt wurde, aber die Mathari-Mission sich kaum verändert hat.</text:p>
        </text:list-item>
        <text:list-item>
          <text:p text:style-name="P227">Die Autorin erwähnt die Mau-Mau-Revolte gegen die britische Herrschaft, die in den 1950er Jahren stattfand. Die Mau-Mau-Bewegung wurde von Kikuyu, Meru und Embu organisiert und von kenianischen Soldaten unterstützt, die sich nach ihrer Heimkehr aus dem Zweiten Weltkrieg betrogen fühlten.</text:p>
        </text:list-item>
        <text:list-item>
          <text:p text:style-name="P228">Die Wurzeln der Mau-Mau-Bewegung gehen auf einen früheren Verrat zurück, bei dem die Briten das Kikuyu-Land aneigneten, obwohl sie versprochen hatten, dies nicht zu tun.</text:p>
        </text:list-item>
        <text:list-item>
          <text:p text:style-name="P229">Die Autorin erwähnt, dass die Kikuyu sich gegen die britische Herrschaft wehrten und dass die Mau-Mau-Revolte eine Folge davon war.</text:p>
        </text:list-item>
      </text:list>
      <text:p text:style-name="P230">Pages 33 to 36</text:p>
      <text:list text:style-name="LFO15" text:continue-numbering="true">
        <text:list-item>
          <text:p text:style-name="P231">Mau-Bewegung, auch bekannt als Land and Freedom Army, wurde von ehemaligen Soldaten gegründet, die im Zweiten Weltkrieg für die Briten gekämpft hatten. Sie hatten die Lage in Kenia während des Krieges erkannt und gelernt, militärische Angriffe abzuwehren. Nach ihrer Rückkehr nach Kenia organisierten sie den Widerstand und gründeten die Kenya African Union (KAU) mit dem Ziel, die Unabhängigkeit Kenias zu erreichen. Jomo Kenyatta wurde zum Vorsitzenden der KAU gewählt. In den frühen 1950er Jahren begann der Mau-Mau-Aufstand mit Guerillataktiken für die Unabhängigkeit.</text:p>
        </text:list-item>
        <text:list-item>
          <text:p text:style-name="P232">Die Mau-Mau-Bewegung kämpfte für Land, Freiheit und Selbstverwaltung. Die britische Propaganda versuchte, die Mau-Mau als Terrororganisation darzustellen und die politischen und wirtschaftlichen Gründe des Konflikts zu verschleiern. Die Gewalt eskalierte und viele Menschen wurden in den Konflikt hineingezogen. Frauen waren besonders gefährdet und wurden von Mitgliedern der Bürgerwehr, den Mau-Mau-Kämpfern oder den Polizisten bedroht und missbraucht. Die Kluft zwischen denjenigen, die mit den Mau-Mau sympathisierten, und denen, die den Status quo verteidigten, führte zu Spannungen innerhalb der Familien und Gemeinschaften.</text:p>
        </text:list-item>
        <text:list-item>
          <text:p text:style-name="P233">Die Zeit des Mau-Mau-Aufstands war von Unsicherheit, Angst und Gewalt geprägt. Viele Menschen wurden traumatisiert und die Spuren dieser Gräueltaten sind bis heute nicht geheilt. Es war eine Zeit des Misstrauens und der Spaltung, in der Familien und Gemeinschaften auseinandergerissen wurden. Die Suche nach Frieden und Versöhnung ist bis heute eine Herausforderung.</text:p>
        </text:list-item>
      </text:list>
      <text:p text:style-name="P234">Pages 36 to 38</text:p>
      <text:list text:style-name="LFO16" text:continue-numbering="true">
        <text:list-item>
          <text:p text:style-name="P235">Das Gefühl von Angst und Einschüchterung nach einem nicht lebensbedrohlichen Angriff belastete die Hauptperson für den Rest ihres Lebens.</text:p>
        </text:list-item>
        <text:list-item>
          <text:p text:style-name="P236">Der Angriff wurde von einem verärgerten Mitglied ihrer Großfamilie verübt, das den Notstand ausnutzte, um seinen Groll gegen ihren Vater auszudrücken.</text:p>
        </text:list-item>
        <text:list-item>
          <text:p text:style-name="P237">Viele Familien erlebten ähnliche Traumata während dieser Zeit.</text:p>
        </text:list-item>
        <text:list-item>
          <text:p text:style-name="P238">Im Oktober 1952 wurde Jomo Kenyatta verhaftet und der Ausnahmezustand ausgerufen.</text:p>
        </text:list-item>
        <text:list-item>
          <text:p text:style-name="P239">Die Briten griffen zu scharfen Gegenmaßnahmen und internierten fast eine Million Afrikaner in Straflagern und "Notstandsdörfern".</text:p>
        </text:list-item>
        <text:list-item>
          <text:p text:style-name="P240">Die Bedingungen in den Lagern waren entsetzlich, es gab wenig zu essen und Krankheiten grassierten.</text:p>
        </text:list-item>
        <text:list-item>
          <text:p text:style-name="P241">Kenyatta wurde zu sieben Jahren Zwangsarbeit verurteilt, und bei einer der schärfsten Aktionen gegen den Aufstand wurden zehntausende Mau-Mau-Kämpfer verhaftet und gefoltert.</text:p>
        </text:list-item>
        <text:list-item>
          <text:p text:style-name="P242">Neue Untersuchungen zeigen, dass zu einem bestimmten Zeitpunkt im Jahr 1954 drei von vier männlichen Kikuyu in Straflagern einsaßen.</text:p>
        </text:list-item>
        <text:list-item>
          <text:p text:style-name="P243">Die Gefangenen wurden zur Zwangsarbeit verurteilt und ihr Land wurde Kollaborateuren übergeben.</text:p>
        </text:list-item>
        <text:list-item>
          <text:p text:style-name="P244">Die Hauptperson wurde während der Schulferien festgenommen, als sie ihre Familie besuchen wollte.</text:p>
        </text:list-item>
        <text:list-item>
          <text:p text:style-name="P245">Sie wurde in ein Straflager gesteckt, wo die Bedingungen entsetzlich waren und darauf abzielten, den Geist und das Selbstbewusstsein der Insassen zu brechen.</text:p>
        </text:list-item>
        <text:list-item>
          <text:p text:style-name="P246">Die Hauptperson wurde schließlich freigelassen, nachdem die Polizei mit ihrem Vater und einem anderen Mann Kontakt aufgenommen hatte.</text:p>
        </text:list-item>
        <text:list-item>
          <text:p text:style-name="P247">Während des Mau-Mau-Aufstands starben schätzungsweise mehr als hunderttausend Afrikaner in Konzentrationslagern und Notstandsdörfern.</text:p>
        </text:list-item>
        <text:list-item>
          <text:p text:style-name="P248">Die Traumata der Kolonisierten werden kaum untersucht und es werden nur wenige Schritte unternommen, um sie zu verstehen und zu lindern.</text:p>
        </text:list-item>
        <text:list-item>
          <text:p text:style-name="P249">Die Hauptperson hatte Glück, dass sie vor Beginn des Mau-Mau-Aufstands auf eine katholische Schule geschickt wurde.</text:p>
        </text:list-item>
        <text:list-item>
          <text:p text:style-name="P250">Sie hatte gute Lehrer und entwickelte ein lebenslanges Interesse an Naturwissenschaften.</text:p>
        </text:list-item>
        <text:list-item>
          <text:p text:style-name="P251">Die Hauptperson hatte eine positive Einstellung zur Gesellschaft und glaubte an das Gute im Menschen.</text:p>
        </text:list-item>
        <text:list-item>
          <text:p text:style-name="P252">Sie ging regelmäßig zur Messe und wurde von einem Freund ihres Vaters begleitet.</text:p>
        </text:list-item>
        <text:list-item>
          <text:p text:style-name="P253">Die Hauptperson glaubt an Gerechtigkeit aufgrund ihrer Kikuyu-Herkunft und ihrer Ausbildung.</text:p>
        </text:list-item>
      </text:list>
      <text:p text:style-name="P254">Pages 38 to 40</text:p>
      <text:list text:style-name="LFO17" text:continue-numbering="true">
        <text:list-item>
          <text:p text:style-name="P255">Der Text handelt von den Erfahrungen der Autorin beim Besuch einer katholischen Kirche in Nakuru, Kenia.</text:p>
        </text:list-item>
        <text:list-item>
          <text:p text:style-name="P256">Der irische Priester der Kirche lädt die Autorin nach der Messe auf eine Tasse Tee ein, da sie vor der heiligen Kommunion nichts gegessen hat.</text:p>
        </text:list-item>
        <text:list-item>
          <text:p text:style-name="P257">Die Autorin überzeugt den Priester davon, dass die Kinder der Einheimischen, die auf den weißen Farmen arbeiten, eine Schule brauchen.</text:p>
        </text:list-item>
        <text:list-item>
          <text:p text:style-name="P258">Der Priester spricht mit einem Mann namens Mr. Neylan, der Land spendet, um eine katholische Schule zu bauen.</text:p>
        </text:list-item>
        <text:list-item>
          <text:p text:style-name="P259">Die Autorin erfährt später, dass ihre Tasse Tee mit dem Priester dazu geführt hat, dass viele Kinder zur Schule gehen können.</text:p>
        </text:list-item>
        <text:list-item>
          <text:p text:style-name="P260">Bildung ermöglicht jungen Menschen viele Möglichkeiten und hilft ihnen, der Armut zu entkommen.</text:p>
        </text:list-item>
        <text:list-item>
          <text:p text:style-name="P261">Die Autorin verlässt ihr Zuhause, um in einem Internat zu studieren, und sieht ihre Mutter nur in den Schulferien.</text:p>
        </text:list-item>
        <text:list-item>
          <text:p text:style-name="P262">Trotzdem bleibt die Verbindung zwischen der Autorin und ihrer Mutter stark.</text:p>
        </text:list-item>
        <text:list-item>
          <text:p text:style-name="P263">Die Autorin hilft ihrer Mutter dabei, das Haus zu renovieren, indem sie Dung aus dem Kuhstall verwendet.</text:p>
        </text:list-item>
        <text:list-item>
          <text:p text:style-name="P264">Die Menschen in ihrer Gemeinde betrachten die Autorin als hochgebildet, da nur wenige Mädchen in der Gegend zur High School gehen.</text:p>
        </text:list-item>
        <text:list-item>
          <text:p text:style-name="P265">Die Autorin plant, an der Makerere University in Uganda zu studieren, obwohl dies für ein Mädchen ungewöhnlich ist.</text:p>
        </text:list-item>
        <text:list-item>
          <text:p text:style-name="P266">Die Unabhängigkeit Kenias steht kurz bevor, und gut ausgebildete Männer und Frauen werden gebraucht, um die Schlüsselpositionen in Regierung und Gesellschaft zu besetzen.</text:p>
        </text:list-item>
        <text:list-item>
          <text:p text:style-name="P267">Kenianische Politiker nehmen Kontakt zu politischen und kulturellen Persönlichkeiten in den USA auf, um Stipendien für vielversprechende afrikanische Studenten zu ermöglichen.</text:p>
        </text:list-item>
        <text:list-item>
          <text:p text:style-name="P268">Die Autorin wird ausgewählt, um am Kennedy Airlift teilzunehmen und in den USA zu studieren.</text:p>
        </text:list-item>
        <text:list-item>
          <text:p text:style-name="P269">Sie wird an das Mount St. Scholastica College in Kansas geschickt, das von Benediktinerinnen geleitet wird.</text:p>
        </text:list-item>
        <text:list-item>
          <text:p text:style-name="P270">Die Autorin ist begeistert von der Möglichkeit, im Ausland zu studieren, und ihre Eltern unterstützen sie.</text:p>
        </text:list-item>
        <text:list-item>
          <text:p text:style-name="P271">Für viele Menschen in ihrem Heimatdorf ist es ungewöhnlich, dass ein Mädchen im Ausland studiert.</text:p>
        </text:list-item>
        <text:list-item>
          <text:p text:style-name="P272">Die Autorin fliegt zum ersten Mal in ihrem Leben und ist aufgeregt über die neuen Erfahrungen, die sie erwartet.</text:p>
        </text:list-item>
      </text:list>
      <text:p text:style-name="P273">Pages 40 to 43</text:p>
      <text:list text:style-name="LFO18" text:continue-numbering="true">
        <text:list-item>
          <text:p text:style-name="P274">Hauptquartier in New York zu besuchen. Dort erfuhren wir mehr über die Arbeit der Vereinten Nationen und ihre Bemühungen um den Frieden in der Welt. Es war inspirierend zu sehen, wie verschiedene Länder zusammenarbeiten, um Konflikte zu lösen und eine bessere Zukunft für alle Menschen zu schaffen.</text:p>
        </text:list-item>
        <text:list-item>
          <text:p text:style-name="P275">Während unseres Aufenthalts in den USA hatten wir auch die Möglichkeit, verschiedene Kulturen kennenzulernen und unsere eigenen Vorurteile und Stereotype zu überwinden. Wir waren überrascht, wie vielfältig die amerikanische Gesellschaft war und wie Menschen aus verschiedenen ethnischen Hintergründen friedlich zusammenleben konnten. Es war ein wichtiger Schritt für uns, unsere eigene Vorstellung von Demokratie und Frieden zu erweitern und zu erkennen, dass sie nicht an eine bestimmte Kultur oder Nation gebunden sind.</text:p>
        </text:list-item>
        <text:list-item>
          <text:p text:style-name="P276">Insgesamt war unser Aufenthalt in den USA eine wertvolle Erfahrung, die uns gezeigt hat, wie Demokratie und Frieden in der Praxis funktionieren können. Wir haben gesehen, wie Menschen ihre Stimme erheben können, um für ihre Rechte und für den Frieden zu kämpfen. Wir haben gesehen, wie verschiedene Kulturen und Nationen zusammenarbeiten können, um Konflikte zu lösen und eine bessere Welt aufzubauen. Und wir haben gelernt, dass Demokratie und Frieden keine abstrakten Konzepte sind, sondern etwas, das wir alle aktiv unterstützen und fördern können.</text:p>
        </text:list-item>
      </text:list>
      <text:p text:style-name="P277">Pages 43 to 45</text:p>
      <text:list text:style-name="LFO19" text:continue-numbering="true">
        <text:list-item>
          <text:p text:style-name="P278">Die Studentinnen waren im Rahmen des Kennedy Airlifts nach Amerika gekommen.</text:p>
        </text:list-item>
        <text:list-item>
          <text:p text:style-name="P279">Die anderen Mädchen nahmen an, dass sie Senator Kennedy unterstützten.</text:p>
        </text:list-item>
        <text:list-item>
          <text:p text:style-name="P280">Die örtlichen Demokraten forderten sie auf, sich am Wahlkampf zu beteiligen und bei Wahlveranstaltungen für Kennedy zu sprechen.</text:p>
        </text:list-item>
        <text:list-item>
          <text:p text:style-name="P281">Kennedy gewann die Präsidentschaftswahl und sie feierten mit.</text:p>
        </text:list-item>
        <text:list-item>
          <text:p text:style-name="P282">Die Schwestern am Mount St. Scholastica waren freundlich und wurden zu akademischen und persönlichen Mentorinnen und Freundinnen.</text:p>
        </text:list-item>
        <text:list-item>
          <text:p text:style-name="P283">Schwester Imogene war die Vorsteherin des College und Schwester John Marie war ihre akademische Beraterin und Mentorin in Biologie.</text:p>
        </text:list-item>
        <text:list-item>
          <text:p text:style-name="P284">Schwester Marcella nähte ihnen jedes Jahr zu Weihnachten ein wunderschönes neues Kleid.</text:p>
        </text:list-item>
        <text:list-item>
          <text:p text:style-name="P285">Das akademische Niveau am Mount St. Scholastica war anders als alles, was sie in Kenia kannte.</text:p>
        </text:list-item>
        <text:list-item>
          <text:p text:style-name="P286">Sie schaffte es mehrmals auf die Dean's List.</text:p>
        </text:list-item>
        <text:list-item>
          <text:p text:style-name="P287">Biologie machte ihr mehr Spaß als Chemie, daher wählte sie Biologie als Hauptfach und Chemie und Deutsch als Nebenfächer.</text:p>
        </text:list-item>
        <text:list-item>
          <text:p text:style-name="P288">Der Unterricht am Mount St. Scholastica war vielseitig und liberal.</text:p>
        </text:list-item>
        <text:list-item>
          <text:p text:style-name="P289">Die Freiheiten, die die Studentinnen und Studenten genossen, verblüfften sie.</text:p>
        </text:list-item>
        <text:list-item>
          <text:p text:style-name="P290">Sie wurde verstört, da sie aufgrund ihrer strengen Erziehung vieles als falsch ansah, was in Amerika als normal galt, z.B. Tanzen und Händchen halten.</text:p>
        </text:list-item>
        <text:list-item>
          <text:p text:style-name="P291">Sie begann ihren Glauben zu hinterfragen und sich mit Themen des Glaubens auseinanderzusetzen.</text:p>
        </text:list-item>
        <text:list-item>
          <text:p text:style-name="P292">Die Reformen innerhalb der katholischen Kirche während des zweiten Vatikanischen Konzils brachten sie zum Nachdenken.</text:p>
        </text:list-item>
        <text:list-item>
          <text:p text:style-name="P293">Sie bemerkte Veränderungen bezüglich des Essens, der Messe und der Sprache in der Kirche.</text:p>
        </text:list-item>
        <text:list-item>
          <text:p text:style-name="P294">Sie begann, die Landschaft von Kansas zu erkunden und war beeindruckt von den deutlichen Jahreszeiten und dem Schnee.</text:p>
        </text:list-item>
        <text:list-item>
          <text:p text:style-name="P295">Sie erlebte extreme Kälte im Winter, blieb jedoch dank der Fürsorge der Schwestern gesund.</text:p>
        </text:list-item>
        <text:list-item>
          <text:p text:style-name="P296">Das Wispern des Windes durch die kahlen Bäume in Atchison war ein unvergesslicher Eindruck für sie.</text:p>
        </text:list-item>
      </text:list>
      <text:p text:style-name="P297">Pages 45 to 47</text:p>
      <text:list text:style-name="LFO20" text:continue-numbering="true">
        <text:list-item>
          <text:p text:style-name="P298">Der Autor beschreibt seine Erfahrungen in Kansas, insbesondere das Geräusch, das ihn an Geigen erinnert und das er nur in Kansas und später in Kenia gehört hat.</text:p>
        </text:list-item>
        <text:list-item>
          <text:p text:style-name="P299">Er erzählt von der Aufregung des Frühlings, wenn die Samen zu keimen beginnen und die Pflanzen aus dem Boden sprießen.</text:p>
        </text:list-item>
        <text:list-item>
          <text:p text:style-name="P300">Er bemerkt, wie die Bäume in Kansas im Frühling plötzlich ihr wunderschönes Blätterkleid tragen, während sie zu Hause das ganze Jahr über wachsen und abfallen.</text:p>
        </text:list-item>
        <text:list-item>
          <text:p text:style-name="P301">Er beschreibt die heißen und feuchten Sommer in Kansas und wie er und Agatha auf dem Campus versuchten, sich mit einer Hand abzukühlen, während sie mit der anderen arbeiteten.</text:p>
        </text:list-item>
        <text:list-item>
          <text:p text:style-name="P302">Er erzählt, wie die Amerikaner überrascht waren, dass er sich bei heißem Wetter abkühlen musste, und wie er das Wetter in Kansas als schrecklich empfand.</text:p>
        </text:list-item>
        <text:list-item>
          <text:p text:style-name="P303">Er erwähnt, dass er nur in Kansas und den kenianischen Highlands gelebt hat und dass er das fast perfekte Wetter in den Highlands schätzt.</text:p>
        </text:list-item>
        <text:list-item>
          <text:p text:style-name="P304">Er spricht über die jahreszeitlichen Veränderungen und wie Menschen, die nicht in den Tropen leben, gerne in der Sonne schmoren, obwohl ihre Haut sich ablöst.</text:p>
        </text:list-item>
        <text:list-item>
          <text:p text:style-name="P305">Er erzählt von der Trennung von Kenia und wie es für sie und Agatha undenkbar war, einfach nach Kenia zurückzufliegen, da die Reise zu lange und zu teuer war.</text:p>
        </text:list-item>
        <text:list-item>
          <text:p text:style-name="P306">Er erwähnt, dass sie sich mit Briefen über die Trennung hinwegtrösteten, obwohl die Post manchmal drei bis sechs Monate dauerte.</text:p>
        </text:list-item>
        <text:list-item>
          <text:p text:style-name="P307">Er bemerkt, dass sich seitdem eine wahre Revolution in der Kommunikationstechnik vollzogen hat, mit Telefonen, Handys, Computern, Faxgeräten und Farbfernsehen.</text:p>
        </text:list-item>
        <text:list-item>
          <text:p text:style-name="P308">Er erzählt von seinen guten Freundinnen am Mount, wie sie gerne einen Schaufensterbummel durch Atchison machten und die neueste Kleidermode betrachteten.</text:p>
        </text:list-item>
        <text:list-item>
          <text:p text:style-name="P309">Er erwähnt Florence (Conrad) Salisbury, eine Freundin, die ihn oft zu ihrer Familie in Wichita einlud und wie er sich bei ihnen wie zu Hause fühlte.</text:p>
        </text:list-item>
        <text:list-item>
          <text:p text:style-name="P310">Er beschreibt, wie er oft mit Florences Vater am Küchentisch saß, sich unterhielt, Kaffee trank und die Kekse aß, die sie zusammen gebacken hatten.</text:p>
        </text:list-item>
        <text:list-item>
          <text:p text:style-name="P311">Er erwähnt Margaret Malone aus Texas, die ihm oft Geschenke mit der gelben Rose von Texas machte und wie er ihr den Spitznamen "Yellow Rose of Texas" gab.</text:p>
        </text:list-item>
        <text:list-item>
          <text:p text:style-name="P312">Er erzählt von Mary Paul Gakunga, einer weiteren kenianischen Studentin, die zu ihnen kam und wie sie ein wunderbares Team bildeten und viel Spaß hatten.</text:p>
        </text:list-item>
        <text:list-item>
          <text:p text:style-name="P313">Er spricht von der Freundschaft mit Kommilitoninnen aus China, Indien und Japan und wie sie oft von Lokalreportern interviewt wurden und über ihre Heimatländer berichteten.</text:p>
        </text:list-item>
        <text:list-item>
          <text:p text:style-name="P314">Er erwähnt, wie sie am College einen internationalen Abend organisierten, um ihre Mitstudentinnen mit ihrer jeweiligen Kultur vertraut zu machen.</text:p>
        </text:list-item>
        <text:list-item>
          <text:p text:style-name="P315">Er erzählt, wie sie manchmal mit den Nonnen auf dem Campus Weihnachtsplätzchen backten oder mit seiner Freundin Schwester Gonzaga Bücher für Schulen in den Philippinen verpackten.</text:p>
        </text:list-item>
        <text:list-item>
          <text:p text:style-name="P316">Er erwähnt, wie wichtig solche Veranstaltungen für sie waren, um sich wirklich als Teil der Gemeinschaft zu fühlen.</text:p>
        </text:list-item>
        <text:list-item>
          <text:p text:style-name="P317">Er berichtet von einem Treffen mit ehemaligen Mitstudentinnen aus Japan nach über vierzig Jahren und wie sie sich in die Arme fielen und einen unvergesslichen Tag verbrachten.</text:p>
        </text:list-item>
        <text:list-item>
          <text:p text:style-name="P318">Er spricht von den Einladungen von Familien während seiner Zeit am Mount und wie beeindruckt er von ihrer Großzügigkeit war, trotz der Rassenkonflikte in den USA.</text:p>
        </text:list-item>
        <text:list-item>
          <text:p text:style-name="P319">Er erwähnt, dass er sich während seines Aufenthalts in den USA zunehmend bewusst wurde, dass es eine institutionelle Diskriminierung aufgrund der Hautfarbe gab.</text:p>
        </text:list-item>
        <text:list-item>
          <text:p text:style-name="P320">Er beschreibt, wie er sich mit der Bürgerrechtsbewegung beschäftigte und versuchte, Amerika und seine Widersprüche zu verstehen.</text:p>
        </text:list-item>
        <text:list-item>
          <text:p text:style-name="P321">Er erwähnt, dass er wenig Kontakt zu Afroamerikanern hatte, aber dennoch von der Diskriminierung, mit der sie konfrontiert waren, erfuhr.</text:p>
        </text:list-item>
        <text:list-item>
          <text:p text:style-name="P322">Er erzählt von einem Besuch in Atchison, wo er die Ungleichheiten in der amerikanischen Gesellschaft bemerkte und wie er die ökonomischen Unterschiede mit dem Kolonialismus in Verbindung brachte.</text:p>
        </text:list-item>
        <text:list-item>
          <text:p text:style-name="P323">Er beschreibt gelegentliche Tanzabende mit kenianischen Studenten und wie er Schwierigkeiten hatte, amerikanische Musik zu mögen.</text:p>
        </text:list-item>
        <text:list-item>
          <text:p text:style-name="P324">Er erwähnt, dass er während seines Aufenthalts in den USA keine Diskriminierung erlebte, aber sich bewusst wurde, dass es eine institutionalisierte Diskriminierung aufgrund der Hautfarbe gab.</text:p>
        </text:list-item>
      </text:list>
      <text:p text:style-name="P325">Pages 47 to 49</text:p>
      <text:list text:style-name="LFO21" text:continue-numbering="true">
        <text:list-item>
          <text:p text:style-name="P326">Das Tanzen war in Kenia verboten.</text:p>
        </text:list-item>
        <text:list-item>
          <text:p text:style-name="P327">Die Protagonistin und ihre Freundinnen trafen sich mit amerikanischen Jungen, die sie für unerfahren und konservativ hielten.</text:p>
        </text:list-item>
        <text:list-item>
          <text:p text:style-name="P328">Die amerikanischen Jungen kritisierten ihr krauses Haar und empfahlen ihnen, es mit einer Lockenbürste zu bearbeiten.</text:p>
        </text:list-item>
        <text:list-item>
          <text:p text:style-name="P329">Im dritten Studienjahr begannen sie zu tanzen und amerikanisiert zu werden.</text:p>
        </text:list-item>
        <text:list-item>
          <text:p text:style-name="P330">Die Nonnen besorgten ihnen Jobs in Kansas City, um praktische Erfahrungen zu sammeln.</text:p>
        </text:list-item>
        <text:list-item>
          <text:p text:style-name="P331">Sie wohnten in einem von Benediktinerinnen geführten Heim mit anderen internationalen Studentinnen.</text:p>
        </text:list-item>
        <text:list-item>
          <text:p text:style-name="P332">Die Protagonistin arbeitete in einem histologischen Labor, wo sie Gewebeproben für die mikroskopische Untersuchung vorbereitete.</text:p>
        </text:list-item>
        <text:list-item>
          <text:p text:style-name="P333">Der Labortechniker, ein Afroamerikaner, lud sie ein, einem Gebetskreis der Nation of Islam beizuwohnen.</text:p>
        </text:list-item>
        <text:list-item>
          <text:p text:style-name="P334">Sie ging mit ihrer Freundin Agatha hin und hörte Redner, die Dinge über Jesus sagten, die sie für falsch und blasphemisch hielt.</text:p>
        </text:list-item>
        <text:list-item>
          <text:p text:style-name="P335">Sie verließ die Versammlung schockiert und rief den Priester an, um ihm davon zu erzählen.</text:p>
        </text:list-item>
        <text:list-item>
          <text:p text:style-name="P336">Der Priester ermunterte sie, zuzuhören und ihre Meinung zu äußern.</text:p>
        </text:list-item>
        <text:list-item>
          <text:p text:style-name="P337">Sie blieb und widersprach den Rednern, wurde aber von ihnen als indoktriniert bezeichnet.</text:p>
        </text:list-item>
        <text:list-item>
          <text:p text:style-name="P338">Sie begann, kritischer über Religion nachzudenken und sich für andere Religionen zu interessieren.</text:p>
        </text:list-item>
        <text:list-item>
          <text:p text:style-name="P339">Sie erkannte, dass ihre katholische Erziehung sie nicht ausreichend aufgeklärt hatte.</text:p>
        </text:list-item>
        <text:list-item>
          <text:p text:style-name="P340">Sie hatte wenig Verbindung zu anderen Kenianern in den USA, aber sie nahm an Treffen afrikanischer Studenten teil, die ihr ein Gefühl der Zugehörigkeit gaben.</text:p>
        </text:list-item>
        <text:list-item>
          <text:p text:style-name="P341">Die Protagonistin erfuhr wenig über Kenia in den amerikanischen Medien, außer schlechten Nachrichten.</text:p>
        </text:list-item>
        <text:list-item>
          <text:p text:style-name="P342">Kenia wurde am 12. Dezember 1963 unabhängig und es wurde ein Fest organisiert, um dies zu feiern.</text:p>
        </text:list-item>
        <text:list-item>
          <text:p text:style-name="P343">Die Unabhängigkeit wurde kurz nach der Ermordung von John F. Kennedy gefeiert, was zu Trauer und Schock führte.</text:p>
        </text:list-item>
        <text:list-item>
          <text:p text:style-name="P344">Das College wurde vorübergehend geschlossen und die Studentinnen wurden nach Hause geschickt.</text:p>
        </text:list-item>
        <text:list-item>
          <text:p text:style-name="P345">Die Protagonistin und ihre Freundin blieben auf dem Campus und verfolgten die Nachrichten über den Mord an Kennedy und den Mord an Lee Harvey Oswald.</text:p>
        </text:list-item>
      </text:list>
      <text:p text:style-name="P346">Pages 49 to 52</text:p>
      <text:list text:style-name="LFO22" text:continue-numbering="true">
        <text:list-item>
          <text:p text:style-name="P347">Der Autor des Textes schreibt an seinen Bruder über den Tod von Präsident Kennedy und drückt seine Bewunderung für ihn als Führungspersönlichkeit, Mann des Friedens und Humanisten aus.</text:p>
        </text:list-item>
        <text:list-item>
          <text:p text:style-name="P348">Er trauert mit den Amerikanern und allen, die verstehen, was es bedeutet, wenn eine Person des öffentlichen Lebens ermordet wird.</text:p>
        </text:list-item>
        <text:list-item>
          <text:p text:style-name="P349">Der Autor berichtet, dass die Nachricht von Kennedys Tod im Fernsehen ständig wiederholt wird, aber er kann es immer noch nicht glauben, obwohl es wahr ist.</text:p>
        </text:list-item>
        <text:list-item>
          <text:p text:style-name="P350">Präsident Kennedy wird als jugendliche, tatkräftige und charismatische Persönlichkeit in Erinnerung bleiben, die ihre Träume für Amerika und die Welt nicht verwirklichen konnte.</text:p>
        </text:list-item>
        <text:list-item>
          <text:p text:style-name="P351">Der Autor war Teil von Kennedys Traum durch den Kennedy Airlift und trauerte um ihn wie um ein Mitglied seiner Familie.</text:p>
        </text:list-item>
        <text:list-item>
          <text:p text:style-name="P352">Später entwickelte er kollegiale und freundschaftliche Beziehungen zu Angehörigen der Familie Kennedy, durch die er Präsident Kennedy besser verstand.</text:p>
        </text:list-item>
        <text:list-item>
          <text:p text:style-name="P353">Der Autor arbeitet mit Kerry Kennedy zusammen, der Tochter von Robert F. Kennedy, und unterstützt durch ihre Arbeit bei Menschenrechts- und Demokratieorganisationen Aktivisten in Kenia, die sich für Demokratie einsetzen.</text:p>
        </text:list-item>
        <text:list-item>
          <text:p text:style-name="P354">Die vier Jahre, die der Autor am Mount verbrachte, förderten seine Fähigkeit zuzuhören, kritisch und analytisch zu denken und Fragen zu stellen, was ihm seitdem gute Dienste geleistet hat.</text:p>
        </text:list-item>
        <text:list-item>
          <text:p text:style-name="P355">Das Mount war auch der Ausgangspunkt für seine weitere akademische Ausbildung.</text:p>
        </text:list-item>
        <text:list-item>
          <text:p text:style-name="P356">Der Autor bewarb sich an der University of Pittsburgh für ein Master-Studium in Biologie und wurde angenommen.</text:p>
        </text:list-item>
        <text:list-item>
          <text:p text:style-name="P357">Er erhielt ein Stipendium vom Africa-America Institute, das ihm ein weiterführendes Studium ermöglichte.</text:p>
        </text:list-item>
        <text:list-item>
          <text:p text:style-name="P358">Der Autor hatte bereits im Sommer 1963 an einem Seminar über Führungsqualitäten teilgenommen und eine Arbeit darüber geschrieben, wie Frauen in ländlichen Regionen geholfen werden kann, sich gemeinsam zu engagieren und die Entwicklungsarbeit zu unterstützen.</text:p>
        </text:list-item>
        <text:list-item>
          <text:p text:style-name="P359">Er konnte nicht ahnen, dass er ein Jahrzehnt später diese Theorie in die Praxis umsetzen würde, als Frauen aus ländlichen Gegenden ihn dazu anregten, die Green Belt Movement ins Leben zu rufen.</text:p>
        </text:list-item>
        <text:list-item>
          <text:p text:style-name="P360">Als der Autor 1990 ans Mount St. Scholastica zurückkehrte, hatte sich das College mit dem St. Benedict's zusammengeschlossen und war jetzt das Benedictine College.</text:p>
        </text:list-item>
        <text:list-item>
          <text:p text:style-name="P361">Das Kloster hatte seine Pforten geöffnet und die Nonnen trugen jetzt kurze Kleider und Hosen.</text:p>
        </text:list-item>
        <text:list-item>
          <text:p text:style-name="P362">Die Stadt Atchison, in der sich das College befand, war immer noch eine freundliche, hübsche Stadt im Mittleren Westen.</text:p>
        </text:list-item>
        <text:list-item>
          <text:p text:style-name="P363">Der Autor begann sein Studium der Biologie an der University of Pittsburgh und forschte über die Zirbeldrüse bei Japanwachteln.</text:p>
        </text:list-item>
        <text:list-item>
          <text:p text:style-name="P364">Er erweiterte seine Kenntnisse in Embryologie, Mikroanatomie, Gewebeaufbereitung und Mikroskopie, was ihm später in Kenia von unschätzbarem Wert war.</text:p>
        </text:list-item>
        <text:list-item>
          <text:p text:style-name="P365">Pittsburgh war eine Industriestadt, die sich mit den Folgen der Umweltverschmutzung auseinandersetzte.</text:p>
        </text:list-item>
        <text:list-item>
          <text:p text:style-name="P366">Die Bemühungen der Umweltschützer haben sich im Laufe der Jahre bezahlt gemacht und Pittsburgh ist heute eine der schönsten amerikanischen Großstädte.</text:p>
        </text:list-item>
        <text:list-item>
          <text:p text:style-name="P367">Die Universität von Pittsburgh war größer als das Mount St. Scholastica, aber der persönliche Kontakt des Autors beschränkte sich auf höhere Semester seines Fachbereichs und andere afrikanische Studenten.</text:p>
        </text:list-item>
        <text:list-item>
          <text:p text:style-name="P368">Der Autor hatte wenig Kontakt zum Leben auf dem Campus und verbrachte seine Zeit hauptsächlich in der Bibliothek oder bei Sportveranstaltungen.</text:p>
        </text:list-item>
        <text:list-item>
          <text:p text:style-name="P369">Während seiner Zeit in Pittsburgh verstanden viele Menschen nicht, was Amerika in Vietnam wollte, und waren sich nicht sicher, ob sie dafür oder dagegen waren.</text:p>
        </text:list-item>
        <text:list-item>
          <text:p text:style-name="P370">Der Autor kannte den Einsatz von Truppen in fremden Ländern bereits aus seiner Kindheit im Kolonialismus.</text:p>
        </text:list-item>
        <text:list-item>
          <text:p text:style-name="P371">Ein Bekannter des Autors aus seinem Fachbereich wurde in Vietnam getötet, was seine einzige persönliche Erfahrung mit diesem Krieg war.</text:p>
        </text:list-item>
        <text:list-item>
          <text:p text:style-name="P372">Die neue Regierung Kenias bot den afrikanischen Kennedy-Airlift-Studenten Positionen an, um die britischen Verwaltungsangehörigen zu ersetzen.</text:p>
        </text:list-item>
        <text:list-item>
          <text:p text:style-name="P373">Der Autor wurde als Forschungsassistentin bei einem Professor für Zoologie an der University College of Nairobi eingestellt und arbeitete an einem Projekt zur Eindämmung der Wüstenheuschrecken.</text:p>
        </text:list-item>
        <text:list-item>
          <text:p text:style-name="P374">Bei seiner Rückkehr nach Kenia hatte der Autor den Wunsch, hart zu arbeiten, den Armen zu helfen und sich um die Schwachen und Schutzlosen zu kümmern.</text:p>
        </text:list-item>
        <text:list-item>
          <text:p text:style-name="P375">Er wollte an einer Universität lehren und seine Kenntnisse in Biologie weitergeben.</text:p>
        </text:list-item>
        <text:list-item>
          <text:p text:style-name="P376">Der Autor nahm auch die Beharrlichkeit und Ernsthaftigkeit Amerikas mit nach Kenia und betrachtet das Land als ein gigantisches System, das trotz Herausforderungen immer weiter voranschreitet.</text:p>
        </text:list-item>
      </text:list>
      <text:p text:style-name="P377">Pages 52 to 54</text:p>
      <text:list text:style-name="LFO23" text:continue-numbering="true">
        <text:list-item>
          <text:p text:style-name="P378">Die Autorin erzählt von ihrer Zeit in Amerika, wo sie gut behandelt wurde, aber hartnäckig, erfinderisch und stark sein musste.</text:p>
        </text:list-item>
        <text:list-item>
          <text:p text:style-name="P379">Sie berichtet, dass sie ihren ursprünglichen Namen Wangari hatte, aber nach ihrer Taufe als Kleinkind den Taufnamen Miriam als Vornamen annehmen musste.</text:p>
        </text:list-item>
        <text:list-item>
          <text:p text:style-name="P380">Sie vergleicht diese Praxis mit der Behandlung von Afroamerikanern während der Sklaverei und Rassentrennung, die oft nur einen Vornamen hatten, während Weiße als Mr. oder Miss, gefolgt vom Nachnamen, angesprochen wurden.</text:p>
        </text:list-item>
        <text:list-item>
          <text:p text:style-name="P381">Als sie katholisch wurde, änderte sie ihren Namen zu Mary Josephine Wangari Muta und wurde als Miss Muta bekannt.</text:p>
        </text:list-item>
        <text:list-item>
          <text:p text:style-name="P382">Als sie nach Kenia zurückkehrte, beschloss sie, ihren katholischen und ihren Geburtsnamen zu vertauschen und war fortan als Wangari Muta bekannt.</text:p>
        </text:list-item>
        <text:list-item>
          <text:p text:style-name="P383">In den USA gewann sie Selbstbewusstsein und begann, Kritik an Zuständen in Kenia zu üben, insbesondere am Umgang mit Frauen.</text:p>
        </text:list-item>
        <text:list-item>
          <text:p text:style-name="P384">Als sie nach Kenia zurückkehrte, wurde sie von ihrer Familie freudig empfangen und war überwältigt von der Veränderung, die sie und ihr Land durchgemacht hatten.</text:p>
        </text:list-item>
        <text:list-item>
          <text:p text:style-name="P385">Sie erzählt von der Begeisterung und dem Optimismus, den sie spürte, als sie wieder in Kenia war, und zitiert die Schlussworte von Martin Luther Kings Rede am Lincoln Memorial.</text:p>
        </text:list-item>
        <text:list-item>
          <text:p text:style-name="P386">Sie beschreibt, wie sie im luxuriösen New Stanley Hotel in Nairobi übernachtete, was vor der Unabhängigkeit undenkbar gewesen wäre.</text:p>
        </text:list-item>
        <text:list-item>
          <text:p text:style-name="P387">Sie erzählt von den Schwierigkeiten, die Kenia seit der Unabhängigkeit erlebt hat, und bedauert, dass die Verheißungen der politischen Unabhängigkeit und der Abschaffung der Rassentrennung noch nicht erfüllt wurden.</text:p>
        </text:list-item>
        <text:list-item>
          <text:p text:style-name="P388">Sie berichtet von ihrem ersten Arbeitstag in Kenia, bei dem sie erfuhr, dass die Stelle, für die sie angestellt worden war, bereits besetzt war.</text:p>
        </text:list-item>
        <text:list-item>
          <text:p text:style-name="P389">Sie beschwert sich bei einem Vorgesetzten, der den Professor in Schutz nimmt und ihr nicht hilft.</text:p>
        </text:list-item>
      </text:list>
      <text:p text:style-name="P390">Pages 54 to 56</text:p>
      <text:list text:style-name="LFO24" text:continue-numbering="true">
        <text:list-item>
          <text:p text:style-name="P391">Campus, auf dem sich der Fachbereich für Veterinäranatomie und Biowissenschaften befand, wurde mein zweites Zuhause. Ich vertiefte mich in meine Forschungen und vergaß die Heuschrecken. Ich wurde befördert und schließlich Teil des Forschungs- und Lehrkörpers des Fachbereichs.</text:p>
        </text:list-item>
        <text:list-item>
          <text:p text:style-name="P392">Während meiner Zeit am University College of Nairobi hatte ich mit einigen Herausforderungen zu kämpfen. Als Frau und noch dazu relativ jung wurde meine Qualifikation oft angezweifelt. Aber ich bewies meine Fähigkeiten und die Studenten lernten schnell, mich ernst zu nehmen.</text:p>
        </text:list-item>
        <text:list-item>
          <text:p text:style-name="P393">In dieser Zeit kaufte ich auch ein Auto, was mir ein Gefühl von Unabhängigkeit gab. Nairobi war damals eine blühende Stadt mit vielen Freiflächen und einem aufstrebenden Lebensstandard. Es gab noch keine Straßenkinder oder Slums wie heute.</text:p>
        </text:list-item>
        <text:list-item>
          <text:p text:style-name="P394">Insgesamt war meine Zeit am University College of Nairobi geprägt von Herausforderungen, aber auch von Erfolgen. Ich konnte meine Fähigkeiten weiterentwickeln und meine Karriere vorantreiben. Gleichzeitig wurde mir aber auch bewusst, wie Tribalismus und Diskriminierung die Gesellschaft beeinflussen und viele Träume zunichte machen können.</text:p>
        </text:list-item>
      </text:list>
      <text:p text:style-name="P395">Pages 56 to 59</text:p>
      <text:soft-page-break/>
      <text:list text:style-name="LFO25" text:continue-numbering="true">
        <text:list-item>
          <text:p text:style-name="P396">Nach der Hochzeit zogen wir in ein kleines Haus in Nairobi, das wir gemeinsam gekauft hatten</text:p>
        </text:list-item>
        <text:list-item>
          <text:p text:style-name="P397">Das Haus war zwar nicht groß, aber gemütlich und wir fühlten uns dort wohl</text:p>
        </text:list-item>
        <text:list-item>
          <text:p text:style-name="P398">Meine Schwestern hatten immer noch ihr erfolgreiches Geschäft und ich arbeitete weiterhin an der Universität</text:p>
        </text:list-item>
        <text:list-item>
          <text:p text:style-name="P399">In den nächsten Jahren bekamen wir zwei Kinder, einen Sohn und eine Tochter</text:p>
        </text:list-item>
        <text:list-item>
          <text:p text:style-name="P400">Wir waren stolz, Eltern zu sein und kümmerten uns liebevoll um sie</text:p>
        </text:list-item>
        <text:list-item>
          <text:p text:style-name="P401">Ich engagierte mich politisch und trat einer Partei bei</text:p>
        </text:list-item>
        <text:list-item>
          <text:p text:style-name="P402">Ich beteiligte mich an verschiedenen Projekten und Kampagnen, um Kenia demokratischer und friedlicher zu machen</text:p>
        </text:list-item>
        <text:list-item>
          <text:p text:style-name="P403">Es gab viele Hindernisse und Widerstände, aber ich ließ mich nicht entmutigen und kämpfte weiter für meine Überzeugungen</text:p>
        </text:list-item>
        <text:list-item>
          <text:p text:style-name="P404">In den 70er Jahren wurde die politische Situation in Kenia schwieriger</text:p>
        </text:list-item>
        <text:list-item>
          <text:p text:style-name="P405">Es gab Unruhen, Konflikte und eine autoritäre Regierung</text:p>
        </text:list-item>
        <text:list-item>
          <text:p text:style-name="P406">Viele Menschen wurden verhaftet und eingeschüchtert, die Meinungsfreiheit wurde eingeschränkt</text:p>
        </text:list-item>
        <text:list-item>
          <text:p text:style-name="P407">Trotzdem gab es Hoffnung, da immer mehr Menschen sich für Demokratie und Frieden einsetzten</text:p>
        </text:list-item>
        <text:list-item>
          <text:p text:style-name="P408">In den 80er Jahren wurde die politische Lage noch schwieriger mit Menschenrechtsverletzungen und Gewalt</text:p>
        </text:list-item>
        <text:list-item>
          <text:p text:style-name="P409">Viele Menschen wurden getötet oder vertrieben</text:p>
        </text:list-item>
        <text:list-item>
          <text:p text:style-name="P410">Aber es gab auch Lichtblicke, da immer mehr Menschen gegen Unterdrückung kämpften</text:p>
        </text:list-item>
        <text:list-item>
          <text:p text:style-name="P411">In den 90er Jahren begann sich die politische Situation zu verbessern</text:p>
        </text:list-item>
        <text:list-item>
          <text:p text:style-name="P412">Es gab eine neue Verfassung, freie Wahlen und eine wachsende Demokratiebewegung</text:p>
        </text:list-item>
        <text:list-item>
          <text:p text:style-name="P413">Heute ist Kenia eine fragile Demokratie mit Herausforderungen, aber auch Hoffnung und Fortschritt</text:p>
        </text:list-item>
        <text:list-item>
          <text:p text:style-name="P414">Die Menschen in Kenia setzen sich weiterhin für Demokratie und Frieden ein</text:p>
        </text:list-item>
        <text:list-item>
          <text:p text:style-name="P415">Ich bin stolz, Teil dieser Bewegung zu sein und meinen Beitrag zur demokratischen Entwicklung meines Landes geleistet zu haben</text:p>
        </text:list-item>
        <text:list-item>
          <text:p text:style-name="P416">Ich hoffe, dass Kenia weiterhin auf dem Weg zu einer stabilen Demokratie und einem dauerhaften Frieden ist.</text:p>
        </text:list-item>
      </text:list>
      <text:p text:style-name="P417">Pages 59 to 61</text:p>
      <text:list text:style-name="LFO26" text:continue-numbering="true">
        <text:list-item>
          <text:p text:style-name="P418">Ich trug ein Hochzeitskleid und einen Blumenstrauß bei meiner Hochzeit in der Lady Queen of Peace Church in Nairobi.</text:p>
        </text:list-item>
        <text:list-item>
          <text:p text:style-name="P419">Außerdem trug ich um den Hals eine Perlenkette aus neun Schnüren, die die verheirateten Töchter von Gikuyu und Mumbi symbolisierten, die Urahnen aller Kikuyu.</text:p>
        </text:list-item>
        <text:list-item>
          <text:p text:style-name="P420">Ich trug eine Perlenkette um den Hals, die die verheirateten Töchter von Gikuyu und Mumbi symbolisierte.</text:p>
        </text:list-item>
        <text:list-item>
          <text:p text:style-name="P421">Sie war eigens für diesen Tag für mich gemacht worden.</text:p>
        </text:list-item>
        <text:list-item>
          <text:p text:style-name="P422">Die Perlenkette war speziell für mich für diesen Tag gemacht worden.</text:p>
        </text:list-item>
        <text:list-item>
          <text:p text:style-name="P423">Zu der Zeit hatte Mwangi bereits beschlossen, für die Parlamentswahlen zu kandidieren, die in dem Jahr zum zweiten Mal seit der Unabhängigkeit stattfanden.</text:p>
        </text:list-item>
        <text:list-item>
          <text:p text:style-name="P424">Zu dieser Zeit hatte Mwangi beschlossen, bei den Parlamentswahlen zu kandidieren, die zum zweiten Mal seit der Unabhängigkeit stattfanden.</text:p>
        </text:list-item>
        <text:list-item>
          <text:p text:style-name="P425">Sein Wahlkampf hatte schon begonnen, und zu meiner großen Überraschung musste ich feststellen, dass ich Teil dieser Kampagne war.</text:p>
        </text:list-item>
        <text:list-item>
          <text:p text:style-name="P426">Sein Wahlkampf hatte bereits begonnen und ich war überrascht festzustellen, dass ich Teil dieser Kampagne war.</text:p>
        </text:list-item>
        <text:list-item>
          <text:p text:style-name="P427">Das war sehr anstrengend, denn ich musste das Unterrichten und meine Dissertation mit politischen Terminen vereinbaren.</text:p>
        </text:list-item>
        <text:list-item>
          <text:p text:style-name="P428">Das war sehr anstrengend, da ich meine Arbeit als Lehrerin und meine Dissertation mit politischen Terminen vereinbaren musste.</text:p>
        </text:list-item>
        <text:list-item>
          <text:p text:style-name="P429">Oft arbeitete ich die Nächte durch, und das, obwohl ich mit unserem ersten Kind schwanger war.</text:p>
        </text:list-item>
        <text:list-item>
          <text:p text:style-name="P430">Ich arbeitete oft die ganze Nacht, obwohl ich mit unserem ersten Kind schwanger war.</text:p>
        </text:list-item>
        <text:list-item>
          <text:p text:style-name="P431">Ich sollte eine Überfrau sein, aber die war ich nicht, und entsprechend schwierig waren diese Monate für mich.</text:p>
        </text:list-item>
        <text:list-item>
          <text:p text:style-name="P432">Ich sollte eine Superfrau sein, aber das war ich nicht und diese Monate waren daher sehr schwierig für mich.</text:p>
        </text:list-item>
        <text:list-item>
          <text:p text:style-name="P433">Ich hoffte, mein Partner würde die Opfer, die ich für ihn brachte, zu schätzen wissen.</text:p>
        </text:list-item>
        <text:list-item>
          <text:p text:style-name="P434">Ich hoffte, dass mein Partner die Opfer, die ich für ihn brachte, zu schätzen wusste.</text:p>
        </text:list-item>
        <text:list-item>
          <text:p text:style-name="P435">Mir war sehr bewusst, dass eine akademisch gebildete Ehefrau einen Mann, der eine Politikerlaufbahn anstrebte, Wahlstimmen kosten konnte, wenn sie sich nicht genug als Afrikanerin darstellte oder gar als »Weiße in schwarzer Haut« wahrgenommen wurde.</text:p>
        </text:list-item>
        <text:list-item>
          <text:p text:style-name="P436">Mir war bewusst, dass eine akademisch gebildete Ehefrau einem Mann, der eine politische Karriere anstrebte, Stimmen kosten konnte, wenn sie nicht als Afrikanerin wahrgenommen wurde.</text:p>
        </text:list-item>
        <text:list-item>
          <text:p text:style-name="P437">So kamen Mitbewerber und Schnüffler zu uns zu Besuch und verfolgten dabei zweierlei: Einige behaupteten, Mwangi zu unterstützen und seinen Rat zu suchen, während andere auf Klatsch und Tratsch aus waren, den sie bei öffentlichen Wahlveranstaltungen gegen ihn verwenden konnten.</text:p>
        </text:list-item>
        <text:list-item>
          <text:p text:style-name="P438">Wir hatten Besuch von Konkurrenten und Schnüfflern, die entweder behaupteten, Mwangi zu unterstützen oder nach Klatsch und Tratsch suchten, den sie bei öffentlichen Wahlveranstaltungen gegen ihn verwenden konnten.</text:p>
        </text:list-item>
        <text:list-item>
          <text:p text:style-name="P439">Ich hieß sie alle gleichermaßen willkommen, selbst wenn sie offenkundig zu den Schnüfflern gehörten.</text:p>
        </text:list-item>
        <text:list-item>
          <text:p text:style-name="P440">Ich hieß alle Besucher willkommen, auch wenn einige von ihnen offensichtlich Schnüffler waren.</text:p>
        </text:list-item>
        <text:list-item>
          <text:p text:style-name="P441">Häufig waren sie überrascht festzustellen, dass ich außer der Landessprache Suaheli und der Amtssprache Englisch auch Kikuyu sprach und dass sie herzlich empfangen und respektvoll behandelt wurden von einer Frau, die bekanntermaßen Lehrbeauftragte am University College of Nairobi war.</text:p>
        </text:list-item>
        <text:list-item>
          <text:p text:style-name="P442">Sie waren oft überrascht, dass ich neben Suaheli und Englisch auch Kikuyu sprach und dass ich sie herzlich empfing und respektvoll behandelte, obwohl ich als Lehrbeauftragte am University College of Nairobi bekannt war.</text:p>
        </text:list-item>
        <text:list-item>
          <text:p text:style-name="P443">Ich präsentierte mich unseren Gästen als Hausfrau, empfing und bewirtete sie persönlich und gab ihnen das Gefühl, bei uns willkommen zu sein – und zwar wirklich willkommen.</text:p>
        </text:list-item>
        <text:list-item>
          <text:p text:style-name="P444">Ich präsentierte mich als Hausfrau, empfing und bewirtete unsere Gäste persönlich und gab ihnen das Gefühl, wirklich willkommen zu sein.</text:p>
        </text:list-item>
        <text:list-item>
          <text:p text:style-name="P445">Der Empfang bei uns widersprach all ihren Erwartungen.</text:p>
        </text:list-item>
        <text:list-item>
          <text:p text:style-name="P446">Der Empfang bei uns war entgegen ihren Erwartungen.</text:p>
        </text:list-item>
        <text:list-item>
          <text:p text:style-name="P447">Ich servierte ihnen persönlich etwas zu essen, egal zu welcher Tages- oder Nachtzeit und egal, ob sie Hunger hatten oder nicht.</text:p>
        </text:list-item>
        <text:list-item>
          <text:p text:style-name="P448">Ich servierte ihnen persönlich Essen, egal zu welcher Tageszeit, auch wenn sie keinen Hunger hatten.</text:p>
        </text:list-item>
        <text:list-item>
          <text:p text:style-name="P449">Wenn eine Frau diese Pflicht einmal erfüllt hat, darf sie sich zu den Besuchern setzen und sich mit ihnen unterhalten.</text:p>
        </text:list-item>
        <text:list-item>
          <text:p text:style-name="P450">Wenn eine Frau diese Pflicht erfüll</text:p>
        </text:list-item>
      </text:list>
      <text:p text:style-name="P451">Pages 61 to 63</text:p>
      <text:list text:style-name="LFO27" text:continue-numbering="true">
        <text:list-item>
          <text:p text:style-name="P452">Die Kommunikation zwischen Studenten war damals unerhört, aber später bei politischen Kampagnen nützlich</text:p>
        </text:list-item>
        <text:list-item>
          <text:p text:style-name="P453">Diskriminierung von Frauen an der Universität</text:p>
        </text:list-item>
        <text:list-item>
          <text:p text:style-name="P454">Kampf für Gleichberechtigung und gleiche Leistungen für Frauen</text:p>
        </text:list-item>
        <text:list-item>
          <text:p text:style-name="P455">Vertistine Mbaya und die Protagonistin waren die ersten Frauen im Lehrkörper</text:p>
        </text:list-item>
        <text:list-item>
          <text:p text:style-name="P456">Wenige Frauen im akademischen Stab in allen Fachbereichen</text:p>
        </text:list-item>
        <text:list-item>
          <text:p text:style-name="P457">Vertistine war Afroamerikanerin und mit einem Kenianer verheiratet</text:p>
        </text:list-item>
        <text:list-item>
          <text:p text:style-name="P458">Kampf für gleiche Vergütungen wie männliche Universitätsmitarbeiter</text:p>
        </text:list-item>
        <text:list-item>
          <text:p text:style-name="P459">Sondervergütungen für männliche Dozenten aus der Kolonialzeit</text:p>
        </text:list-item>
        <text:list-item>
          <text:p text:style-name="P460">Kostenlose Unterkunft, Schulbesuch und Urlaubsgeld für männliche Dozenten</text:p>
        </text:list-item>
        <text:list-item>
          <text:p text:style-name="P461">Unverheiratete Frauen und Witwen erhielten Universitätsunterkunft</text:p>
        </text:list-item>
        <text:list-item>
          <text:p text:style-name="P462">Verheiratete Frauen erhielten keine Vergünstigungen, da sie angenommen wurden, dass ihre Männer für sie sorgen</text:p>
        </text:list-item>
        <text:list-item>
          <text:p text:style-name="P463">Protest gegen Geschlechterdiskriminierung</text:p>
        </text:list-item>
        <text:list-item>
          <text:p text:style-name="P464">Universität reagierte nicht auf Beschwerde</text:p>
        </text:list-item>
        <text:list-item>
          <text:p text:style-name="P465">Protagonistin und Vertistine wurden in den Vorstand des Verbands der Lehrenden gewählt</text:p>
        </text:list-item>
        <text:list-item>
          <text:p text:style-name="P466">Verwandlung des Verbands in eine Gewerkschaft</text:p>
        </text:list-item>
        <text:list-item>
          <text:p text:style-name="P467">Klage gegen Universitätsverwaltung</text:p>
        </text:list-item>
        <text:list-item>
          <text:p text:style-name="P468">Universität gab nach und behandelte die beiden wie männliche Honorarprofessoren</text:p>
        </text:list-item>
        <text:list-item>
          <text:p text:style-name="P469">Kampf für bessere Arbeitsbedingungen für Frauen</text:p>
        </text:list-item>
        <text:list-item>
          <text:p text:style-name="P470">Frauen weigerten sich, sich anzuschließen</text:p>
        </text:list-item>
        <text:list-item>
          <text:p text:style-name="P471">Frauen wurden als zufrieden mit dem Wenigen dargestellt</text:p>
        </text:list-item>
        <text:list-item>
          <text:p text:style-name="P472">Erfahrung mit Diskriminierung aufgrund des Geschlechts</text:p>
        </text:list-item>
        <text:list-item>
          <text:p text:style-name="P473">Überzeugungen festhalten und für die eigenen Rechte kämpfen</text:p>
        </text:list-item>
        <text:list-item>
          <text:p text:style-name="P474">Kampf um Gleichberechtigung lehrte die Protagonistin, dass nicht jeder einem Gutes wünscht</text:p>
        </text:list-item>
        <text:list-item>
          <text:p text:style-name="P475">Streben nach Gleichberechtigung und Gleichbehandlung</text:p>
        </text:list-item>
        <text:list-item>
          <text:p text:style-name="P476">Unterstützung von Kollegen</text:p>
        </text:list-item>
        <text:list-item>
          <text:p text:style-name="P477">Mwangi profitierte von Verts und der Protagonistin Kampf</text:p>
        </text:list-item>
        <text:list-item>
          <text:p text:style-name="P478">Protagonistin wurde leitende Dozentin, Leiterin des Fachbereichs und außerordentliche Professorin</text:p>
        </text:list-item>
        <text:list-item>
          <text:p text:style-name="P479">Erwartung, zur Professorin und vielleicht zur Dekanin befördert zu werden</text:p>
        </text:list-item>
        <text:list-item>
          <text:p text:style-name="P480">Keine Möglichkeit, Rektor zu werden</text:p>
        </text:list-item>
        <text:list-item>
          <text:p text:style-name="P481">Akademische Laufbahn vorherbestimmt</text:p>
        </text:list-item>
        <text:list-item>
          <text:p text:style-name="P482">Erstaunlich an akademischer Laufbahn</text:p>
        </text:list-item>
      </text:list>
      <text:p text:style-name="P483">Pages 63 to 65</text:p>
      <text:list text:style-name="LFO28" text:continue-numbering="true">
        <text:list-item>
          <text:p text:style-name="P484">Die Protagonistin war keine Tierärztin und musste hart arbeiten, um von ihren Kollegen akzeptiert zu werden.</text:p>
        </text:list-item>
        <text:list-item>
          <text:p text:style-name="P485">Viele ihrer Bekannten und Freunde hielten sie jedoch für eine Tierärztin, da sie schon lange an der Fakultät arbeitete.</text:p>
        </text:list-item>
        <text:list-item>
          <text:p text:style-name="P486">Sie wurde oft um Rat bei kranken Haustieren gebeten und manchmal brachten ihre Freunde sogar kranke Tiere zu ihr ins Büro.</text:p>
        </text:list-item>
        <text:list-item>
          <text:p text:style-name="P487">Sie konnte jedoch keine tierärztliche Hilfe anbieten, da sie keine Tierärztin war.</text:p>
        </text:list-item>
        <text:list-item>
          <text:p text:style-name="P488">Neben ihrer Arbeit engagierte sie sich in verschiedenen zivilgesellschaftlichen Organisationen, darunter dem kenianischen Roten Kreuz und der Kenya Association of University Women.</text:p>
        </text:list-item>
        <text:list-item>
          <text:p text:style-name="P489">Sie trat auch der Ortsgruppe des Environment Liaison Centre bei, das nichtstaatliche Organisationen in die Arbeit des United Nations Environment Programme (UNEP) einbinden wollte.</text:p>
        </text:list-item>
        <text:list-item>
          <text:p text:style-name="P490">Als Biologin und aufgrund ihrer Erfahrung mit der Tiergesundheit war sie für diese Arbeit gut geeignet.</text:p>
        </text:list-item>
        <text:list-item>
          <text:p text:style-name="P491">Sie wurde zur Vorsitzenden des Regionalverbandes des Environment Liaison Centre gewählt und übte dieses Amt über zehn Jahre aus.</text:p>
        </text:list-item>
        <text:list-item>
          <text:p text:style-name="P492">Ihre Arbeit für die Green Belt Movement und ihre Erfahrungen in verschiedenen Umweltorganisationen ließen sie erkennen, dass sie etwas gegen Umweltzerstörung tun musste.</text:p>
        </text:list-item>
        <text:list-item>
          <text:p text:style-name="P493">Sie beobachtete Bodenerosion, mangelnde Nährstoffe im Boden und verschmutzte Flüsse, die auf kommerzielle Plantagen und den Anbau von Tee und Kaffee zurückzuführen waren.</text:p>
        </text:list-item>
        <text:list-item>
          <text:p text:style-name="P494">Sie erkannte den Zusammenhang zwischen Bäumen und Wasser und trauerte um einen gefällten Feigenbaum, der früher für sauberes Wasser gesorgt hatte.</text:p>
        </text:list-item>
        <text:list-item>
          <text:p text:style-name="P495">Sie erkannte auch, dass die Umweltzerstörung verheerendere Auswirkungen auf die Tierindustrie hatte als Zeckenkrankheiten.</text:p>
        </text:list-item>
        <text:list-item>
          <text:p text:style-name="P496">Als Mitglied des National Council of Women of Kenya erfuhr sie von einer Studie, die zeigte, dass Kinder in Zentralkenia aufgrund von Unterernährung an Krankheiten litten.</text:p>
        </text:list-item>
        <text:list-item>
          <text:p text:style-name="P497">Sie erkannte, dass viele Bauern ihre Felder für den Tee- und Kaffeeanbau nutzten und keine Feldfrüchte für die eigene Ernährung anbauten.</text:p>
        </text:list-item>
        <text:list-item>
          <text:p text:style-name="P498">Die Frauen setzten ihren Familien raffinierte Nahrungsmittel vor, die jedoch nicht genug Nährstoffe enthielten.</text:p>
        </text:list-item>
        <text:list-item>
          <text:p text:style-name="P499">Diese Erkenntnisse verstärkten ihr ökologisches Bewusstsein und trieben sie dazu an, sich für den Schutz der Umwelt einzusetzen.</text:p>
        </text:list-item>
      </text:list>
      <text:p text:style-name="P500">Pages 65 to 68</text:p>
      <text:list text:style-name="LFO29" text:continue-numbering="true">
        <text:list-item>
          <text:p text:style-name="P501">Frauenkonferenz.</text:p>
        </text:list-item>
        <text:list-item>
          <text:p text:style-name="P502">Das Environment Liaison Centre und das NCWK überlegten, wofür sie sich in Mexico City einsetzen wollten.</text:p>
        </text:list-item>
        <text:list-item>
          <text:p text:style-name="P503">Frauen aus ländlichen Gegenden bestätigten, dass es an Holz, Viehfutter, Wasser und Lebensmitteln mangelte.</text:p>
        </text:list-item>
        <text:list-item>
          <text:p text:style-name="P504">Die Konferenzteilnehmerinnen kamen zu dem Schluss, dass sich die Welt mit den Lebensbedingungen der Frauen auf dem Land auseinandersetzen musste.</text:p>
        </text:list-item>
        <text:list-item>
          <text:p text:style-name="P505">Die Umweltzerstörung stellte eine Bedrohung für die Viehzucht dar und betraf alle Menschen.</text:p>
        </text:list-item>
        <text:list-item>
          <text:p text:style-name="P506">Der Zusammenhang zwischen Umweltzerstörung und Rückgang des Baumbestandes, nichtnachhaltiger Landwirtschaft und Bodenerosion war offensichtlich.</text:p>
        </text:list-item>
        <text:list-item>
          <text:p text:style-name="P507">Es musste etwas getan werden, um das Übel an der Wurzel zu packen.</text:p>
        </text:list-item>
        <text:list-item>
          <text:p text:style-name="P508">Die Idee, Bäume zu pflanzen, um Brennholz, Baumaterial, Futter, Schatten, Grundwasserschutz und Nahrungsmittel zu liefern, entstand.</text:p>
        </text:list-item>
        <text:list-item>
          <text:p text:style-name="P509">Die Green Belt Movement wurde gegründet und wuchs.</text:p>
        </text:list-item>
        <text:list-item>
          <text:p text:style-name="P510">Die Green Belt Movement setzte sich für die Umwelt, die Armutsbekämpfung und die Entwicklung der Frauen auf dem Land ein.</text:p>
        </text:list-item>
        <text:list-item>
          <text:p text:style-name="P511">Die Green Belt Movement erlebte ihre Blütezeit im Jahrzehnt der Frau.</text:p>
        </text:list-item>
        <text:list-item>
          <text:p text:style-name="P512">Die Idee, mehr Bäume zu pflanzen, entstand aus einer Kette von Ereignissen im Privatleben der Autorin.</text:p>
        </text:list-item>
        <text:list-item>
          <text:p text:style-name="P513">Trotz der Wahlniederlage 1969 trat ihr Mann erneut an und gewann 1974 das Mandat.</text:p>
        </text:list-item>
        <text:list-item>
          <text:p text:style-name="P514">Die Arbeitslosigkeit war ein großes Problem in Kenia und eine der größten Sorgen der Wähler.</text:p>
        </text:list-item>
        <text:list-item>
          <text:p text:style-name="P515">Die Autorin gründete das Unternehmen Envirocare Ltd., um Arbeitsplätze zu schaffen.</text:p>
        </text:list-item>
        <text:list-item>
          <text:p text:style-name="P516">Envirocare Ltd. sollte mit Aufforstung zu tun haben und viele Arbeitsplätze schaffen.</text:p>
        </text:list-item>
        <text:list-item>
          <text:p text:style-name="P517">Die Autorin hatte die Idee, Männer und Frauen in wohlhabenden Vierteln einen Tag lang arbeiten zu lassen, um Gärten zu pflegen und damit Arbeitsplätze zu schaffen.</text:p>
        </text:list-item>
      </text:list>
      <text:p text:style-name="P518">Pages 68 to 70</text:p>
      <text:list text:style-name="LFO30" text:continue-numbering="true">
        <text:list-item>
          <text:p text:style-name="P519">Envirocare würde Arbeitslose aus dem armen Teil von Mwangis Wahlkreis einstellen, um den reicheren Bewohnern das Leben angenehmer zu gestalten</text:p>
        </text:list-item>
        <text:list-item>
          <text:p text:style-name="P520">Die Angestellten von Envirocare würden in Stadtteilen, in denen es kein Grün gibt, Bäume pflanzen, um Nairobi zu verschönern</text:p>
        </text:list-item>
        <text:list-item>
          <text:p text:style-name="P521">Der Hauptcharakter hat während des Wahlkampfs Kimathi wa Murage kennengelernt, den Forstaufseher des Karura Forests in Nairobi</text:p>
        </text:list-item>
        <text:list-item>
          <text:p text:style-name="P522">Mr. Murage schlug vor, eine Baumschule neben seiner staatlichen Baumschule aufzubauen</text:p>
        </text:list-item>
        <text:list-item>
          <text:p text:style-name="P523">Der Hauptcharakter gründete die Baumschule und war zuversichtlich, dass das Wahlversprechen eingehalten werden könnte</text:p>
        </text:list-item>
        <text:list-item>
          <text:p text:style-name="P524">Envirocare stieß jedoch auf Schwierigkeiten, da wohlhabende Bewohner von Lang'ata keine armen Menschen in ihren Gärten haben wollten und nicht im Voraus bezahlen wollten</text:p>
        </text:list-item>
        <text:list-item>
          <text:p text:style-name="P525">Der Hauptcharakter musste viel eigenes Geld in das Projekt investieren und bekam keine Unterstützung von den Menschen, denen geholfen werden sollte oder von ihrem Mann</text:p>
        </text:list-item>
        <text:list-item>
          <text:p text:style-name="P526">Um Geld einzunehmen, verkaufte der Hauptcharakter Sämlinge und nahm an einer landwirtschaftlichen Messe teil</text:p>
        </text:list-item>
        <text:list-item>
          <text:p text:style-name="P527">Die Idee, Bäume zu pflanzen, fand weiterhin Zustimmung, und der Hauptcharakter wurde eingeladen, beim Weltsiedlungsgipfel der Vereinten Nationen in Vancouver zu sprechen</text:p>
        </text:list-item>
        <text:list-item>
          <text:p text:style-name="P528">Nach ihrer Rückkehr nach Kenia gab es Wasserknappheit, die meisten Sämlinge vertrockneten und die Baumschule ging ein</text:p>
        </text:list-item>
        <text:list-item>
          <text:p text:style-name="P529">Der Hauptcharakter wurde in den Exekutivausschuss und den Ständigen Ausschuss für Umwelt und Habitation gewählt und schlug vor, dass der NCWK Bäume pflanzen sollte</text:p>
        </text:list-item>
        <text:list-item>
          <text:p text:style-name="P530">Das neue Projekt wurde Save the Land Harambee genannt und sollte durch den Gedanken des gemeinsamen Handelns finanziert werden</text:p>
        </text:list-item>
        <text:list-item>
          <text:p text:style-name="P531">Am Weltumwelttag 1977 organisierte Save the Land Harambee eine Baumpflanzaktion, bei der sieben Bäume zu Ehren von Persönlichkeiten gepflanzt wurden, die Ende des 19. und Anfang des 20. Jahrhunderts gelebt hatten und verschiedenen Ethnien angehörten</text:p>
        </text:list-item>
      </text:list>
      <text:p text:style-name="P532">Pages 70 to 72</text:p>
      <text:list text:style-name="LFO31" text:continue-numbering="true">
        <text:list-item>
          <text:p text:style-name="P533">Belt-Gruppe zu gründen. Da dort sehr trocken war, mussten die Sämlinge regelmäßig bewässert werden. Die Green Belt Movement stellte der Gemeinschaft Esel zur Verfügung, um das Wasser zu transportieren. Allerdings nutzen die Massai traditionell Esel zum Transport ihrer Besitztümer und nicht zum Tragen von Wasser. Die Einheimischen sahen es als überflüssig an, die Esel für den Wassertransport zu nutzen, und die Frauen mussten weiterhin das Wasser selbst holen. Dies führte dazu, dass die Bäume nicht ausreichend bewässert wurden und letztendlich starben. Es wurde klar, dass lokale Bräuche und Traditionen berücksichtigt werden mussten, um die Projekte erfolgreich umzusetzen.</text:p>
        </text:list-item>
        <text:list-item>
          <text:p text:style-name="P534">Trotz einiger Rückschläge begann sich die Idee einer Baumpflanz-Initiative in Kenia zu verbreiten. Bauern, Schulen und Kirchen entwickelten eigene Programme und nahmen die Initiative in die Hand. Die Green Belt Movement arbeitete weiterhin daran, die Idee bekannt zu machen und Unterstützung zu finden. Es wurden Bäume gesponsert und Institutionen unterstützten die Bewegung.</text:p>
        </text:list-item>
        <text:list-item>
          <text:p text:style-name="P535">Die Kosten und die Arbeitslast stiegen jedoch mit dem Erfolg des Programms. Es wurde immer schwieriger, genügend Setzlinge zu bekommen. Die Green Belt Movement entschied sich daher, die Bäume selbst heranzuziehen, indem sie Samen einheimischer Bäume verwendeten. Es wurden Kurse organisiert, in denen die Frauen lernten, wie man eine Baumschule anlegt. Es gab jedoch Widerstand von den Förstern, die der Meinung waren, dass nur Fachleute Bäume pflanzen sollten. Die Green Belt Movement war jedoch der Überzeugung, dass einfaches Wissen ausreicht, um gesunde Bäume zu pflanzen. Die Frauen wurden ermutigt, ihren gesunden Menschenverstand zu nutzen und die Setzlinge auf ihre eigene Art und Weise zu pflegen. Dies führte zu erfolgreichen Baumschulen und einer großen Artenvielfalt.</text:p>
        </text:list-item>
        <text:list-item>
          <text:p text:style-name="P536">Die Green Belt Movement arbeitete eng mit den Gemeinschaften zusammen und tauschte sich regelmäßig über ihre Vorgehensweise aus. Es wurden Verbesserungen vorgenommen und erfolgreiche Methoden weiterentwickelt. Die Frauen wurden zu Expertinnen für ihre eigenen Baumschulen und übernahmen die Verantwortung für ihre Bäume.</text:p>
        </text:list-item>
        <text:list-item>
          <text:p text:style-name="P537">Trotz der Herausforderungen und der hohen Arbeitsbelastung war Wangari Maathai voller Energie und Engagement für die Green Belt Movement. Sie konnte auf Unterstützung von Freunden, Bekannten und Institutionen zählen. Die Bewegung wuchs und es wurden immer mehr Setzlinge benötigt. Die Green Belt Movement musste neue Wege finden, um die Baumschulen effizienter zu organisieren und die Einbindung der Einheimischen zu fördern.</text:p>
        </text:list-item>
        <text:list-item>
          <text:p text:style-name="P538">Die Idee, einen Baum für jeden Einwohner Kenias zu pflanzen, wurde zu einer großen Herausforderung. Die Green Belt Movement konnte nicht genügend Setzlinge kaufen und war auf die Unterstützung der Förster angewiesen. Es gab jedoch Konflikte, da die Förster das Gefühl hatten, dass ihnen die Setzlinge weggenommen wurden. Die Green Belt Movement musste neue Wege finden, um die Setzlinge zu beschaffen und die Baumschulen effektiv zu betreiben.</text:p>
        </text:list-item>
        <text:list-item>
          <text:p text:style-name="P539">Trotz aller Schwierigkeiten und Hindernisse war die Green Belt Movement stolz darauf, dass ihre Idee Fuß gefasst hatte und die Gemeinschaften begannen, die Initiative selbst in die Hand zu nehmen. Die Frauen wurden zu "Förstern ohne Diplom" und waren Expertinnen für ihre eigenen Baumschulen. Die Green Belt Movement setzte sich weiterhin für Demokratie, Frieden und Umweltschutz ein und verbreitete ihre Idee in ganz Kenia.</text:p>
        </text:list-item>
      </text:list>
      <text:p text:style-name="P540">Pages 72 to 75</text:p>
      <text:soft-page-break/>
      <text:list text:style-name="LFO32" text:continue-numbering="true">
        <text:list-item>
          <text:p text:style-name="P541">Das Green Belt Movement wurde gegründet, um die Umwelt zu schützen und das Leben der Menschen zu verbessern.</text:p>
        </text:list-item>
        <text:list-item>
          <text:p text:style-name="P542">Frauen waren sehr erfinderisch und nutzten die ihnen zur Verfügung stehenden Mittel effektiv.</text:p>
        </text:list-item>
        <text:list-item>
          <text:p text:style-name="P543">Sie legten Saatbeete an, füllten zerbrochene Töpfe mit Erde und bohrten Löcher in alte Töpfe, um sie als Gießkannen zu nutzen.</text:p>
        </text:list-item>
        <text:list-item>
          <text:p text:style-name="P544">Die Frauen wurden motiviert, indem ihnen eine kleine Summe Geld für jeden gepflanzten Setzling angeboten wurde.</text:p>
        </text:list-item>
        <text:list-item>
          <text:p text:style-name="P545">Das Projekt wurde durch einen Leitfaden mit zehn Schritten unterstützt, um den Frauen bei der Organisation und Durchführung zu helfen.</text:p>
        </text:list-item>
        <text:list-item>
          <text:p text:style-name="P546">Nachdem die Frauen ihr eigenes Land aufgeforstet hatten, wurden sie ermutigt, auch andere Gemeinschaften dazu zu bringen, Bäume zu pflanzen.</text:p>
        </text:list-item>
        <text:list-item>
          <text:p text:style-name="P547">Das Projekt wurde immer größer und es wurden tausend Setzlinge in einer Reihe gepflanzt, um "grüne Gürtel" zu schaffen.</text:p>
        </text:list-item>
        <text:list-item>
          <text:p text:style-name="P548">Bildung sollte die Achtung vor dem Land steigern und dazu beitragen, die Umwelt zu schützen.</text:p>
        </text:list-item>
        <text:list-item>
          <text:p text:style-name="P549">Tiefgreifende Erfahrungen können Beziehungen gefährden, insbesondere wenn die Richtung, die man eingeschlagen hat, nicht gefällt.</text:p>
        </text:list-item>
        <text:list-item>
          <text:p text:style-name="P550">Die Ehe von Mwangi und der Erzählerin war von Anfang an von Spannungen geprägt, vor allem wegen gesellschaftlicher Normen und Rollenerwartungen.</text:p>
        </text:list-item>
        <text:list-item>
          <text:p text:style-name="P551">Die Erzählerin fühlte sich in der Männerwelt bedroht und Mwangi fühlte sich von ihrer Bildung und ihrem Erfolg angegriffen.</text:p>
        </text:list-item>
        <text:list-item>
          <text:p text:style-name="P552">Traditionelle Rollenbilder und gesellschaftliche Normen beeinflussten ihre Beziehung und führten zu Unzufriedenheit.</text:p>
        </text:list-item>
        <text:list-item>
          <text:p text:style-name="P553">Die Erzählerin entschied sich dafür, ihren Geburtsnamen zu behalten, was als Zeichen mangelnder Liebe und Akzeptanz für Mwangi und seine Familie interpretiert wurde.</text:p>
        </text:list-item>
        <text:list-item>
          <text:p text:style-name="P554">Die Eheprobleme wurden durch kleine Streitigkeiten und Missverständnisse verschärft.</text:p>
        </text:list-item>
        <text:list-item>
          <text:p text:style-name="P555">Als Mwangi sie verließ, war die Erzählerin zunächst geschockt, aber dann fegte sie den Müll weg und begann, ihr Leben alleine weiterzuführen.</text:p>
        </text:list-item>
        <text:list-item>
          <text:p text:style-name="P556">Sie erinnerte sich an die Vergangenheit und beschloss, stark zu sein und weiterzumachen.</text:p>
        </text:list-item>
      </text:list>
      <text:p text:style-name="P557">Pages 75 to 77</text:p>
      <text:list text:style-name="LFO33" text:continue-numbering="true">
        <text:list-item>
          <text:p text:style-name="P558">The narrator experienced personal accusations and humiliation in their marriage, which led to divorce and the loss of shared possessions.</text:p>
        </text:list-item>
        <text:list-item>
          <text:p text:style-name="P559">Despite these challenges, the narrator remained determined and focused on their work with the Green Belt Movement.</text:p>
        </text:list-item>
        <text:list-item>
          <text:p text:style-name="P560">They felt a renewed energy and motivation to make a positive impact on the environment and people in Kenya.</text:p>
        </text:list-item>
        <text:list-item>
          <text:p text:style-name="P561">The narrator traveled throughout the country, giving lectures, organizing tree planting campaigns, and advocating for women's rights, democracy, and peace.</text:p>
        </text:list-item>
        <text:list-item>
          <text:p text:style-name="P562">They faced obstacles and prejudices but remained committed to their beliefs and the belief that their work could make a difference.</text:p>
        </text:list-item>
        <text:list-item>
          <text:p text:style-name="P563">Over the years, the narrator received numerous awards and recognition for their work, becoming an international ambassador for the environment and peace.</text:p>
        </text:list-item>
        <text:list-item>
          <text:p text:style-name="P564">They had the opportunity to meet influential politicians and share their ideas and visions.</text:p>
        </text:list-item>
        <text:list-item>
          <text:p text:style-name="P565">Despite their success, the narrator stayed connected to the people of Kenya, listening to their voices and working with them to empower them to take action.</text:p>
        </text:list-item>
        <text:list-item>
          <text:p text:style-name="P566">Democracy and peace were closely intertwined for the narrator, and they fought against corruption, oppression, and injustice, advocating for the rights of women, indigenous peoples, and marginalized groups.</text:p>
        </text:list-item>
        <text:list-item>
          <text:p text:style-name="P567">The narrator believed in the power of people to bring about change and saw the Kenyan society evolving towards democracy and peace.</text:p>
        </text:list-item>
        <text:list-item>
          <text:p text:style-name="P568">They are proud of their achievements but acknowledge that there is still much work to be done.</text:p>
        </text:list-item>
        <text:list-item>
          <text:p text:style-name="P569">The fight for democracy and peace is ongoing, but the narrator remains confident that together, they can create a more just and peaceful world by speaking up and fighting for what they believe in.</text:p>
        </text:list-item>
      </text:list>
      <text:p text:style-name="P570">Pages 77 to 79</text:p>
      <text:list text:style-name="LFO34" text:continue-numbering="true">
        <text:list-item>
          <text:p text:style-name="P571">Tage im Gefängnis waren lang und monoton</text:p>
        </text:list-item>
        <text:list-item>
          <text:p text:style-name="P572">Frühmorgens wurden wir geweckt und gezählt</text:p>
        </text:list-item>
        <text:list-item>
          <text:p text:style-name="P573">Frühstück bestand aus einem Stück Brot und einer Tasse Tee</text:p>
        </text:list-item>
        <text:list-item>
          <text:p text:style-name="P574">Arbeitseinteilung nach dem Frühstück, musste in der Küche helfen</text:p>
        </text:list-item>
        <text:list-item>
          <text:p text:style-name="P575">Arbeitsbedingungen waren hart, Aufseherinnen waren grob und respektlos</text:p>
        </text:list-item>
        <text:list-item>
          <text:p text:style-name="P576">Mittagessen bestand meist aus Maisbrei und Bohnen</text:p>
        </text:list-item>
        <text:list-item>
          <text:p text:style-name="P577">Nach dem Mittagessen gab es etwas Freizeit in der Zelle</text:p>
        </text:list-item>
        <text:list-item>
          <text:p text:style-name="P578">Keine Möbel, nur Strohmatten auf dem Boden</text:p>
        </text:list-item>
        <text:list-item>
          <text:p text:style-name="P579">Nachmittags gab es Abendessen, wieder Brot und Tee</text:p>
        </text:list-item>
        <text:list-item>
          <text:p text:style-name="P580">Nach dem Abendessen wurden wir in die Zellen eingesperrt</text:p>
        </text:list-item>
        <text:list-item>
          <text:p text:style-name="P581">Nächte waren kalt und ungemütlich, keine Heizung, feuchte Betonwände</text:p>
        </text:list-item>
        <text:list-item>
          <text:p text:style-name="P582">Kaum Schlaf, Sehnsucht nach Kindern und Freiheit</text:p>
        </text:list-item>
        <text:list-item>
          <text:p text:style-name="P583">Zeit im Gefängnis war eine große Herausforderung, aber hat mich gestärkt</text:p>
        </text:list-item>
        <text:list-item>
          <text:p text:style-name="P584">Gelernt, sich gegen Ungerechtigkeit zu wehren und für Rechte einzustehen</text:p>
        </text:list-item>
        <text:list-item>
          <text:p text:style-name="P585">Wichtigkeit des Kampfes für Demokratie und Frieden erkannt</text:p>
        </text:list-item>
        <text:list-item>
          <text:p text:style-name="P586">Mut nicht verlieren, auch in schwierigen Zeiten</text:p>
        </text:list-item>
        <text:list-item>
          <text:p text:style-name="P587">Nach sechs Monaten aus dem Gefängnis entlassen, erleichternd aber unsicher</text:p>
        </text:list-item>
        <text:list-item>
          <text:p text:style-name="P588">Fest entschlossen, weiterhin für Überzeugungen einzutreten</text:p>
        </text:list-item>
        <text:list-item>
          <text:p text:style-name="P589">Lernen, dass der Kampf für Demokratie und Frieden niemals endet</text:p>
        </text:list-item>
        <text:list-item>
          <text:p text:style-name="P590">Eine einzelne Person kann einen großen Unterschied machen</text:p>
        </text:list-item>
        <text:list-item>
          <text:p text:style-name="P591">Der Weg zum Frieden und zur Gerechtigkeit ist steinig, aber es lohnt sich dafür zu kämpfen.</text:p>
        </text:list-item>
      </text:list>
      <text:p text:style-name="P592">Pages 79 to 82</text:p>
      <text:list text:style-name="LFO35" text:continue-numbering="true">
        <text:list-item>
          <text:p text:style-name="P593">Die Erzählerin betet in der schlimmsten Situation ihres Lebens und ist dankbar für die Großzügigkeit und Freundlichkeit der Frauen um sie herum.</text:p>
        </text:list-item>
        <text:list-item>
          <text:p text:style-name="P594">Die Nachricht von ihrer Haftstrafe verbreitet sich schnell und erreicht auch das Gefängnis, in dem sie einsitzt.</text:p>
        </text:list-item>
        <text:list-item>
          <text:p text:style-name="P595">Die Aufseherinnen geben den Frauen Aufgaben, und die Erzählerin bekommt die Aufgabe, sich um das Baby einer Mitgefangenen zu kümmern.</text:p>
        </text:list-item>
        <text:list-item>
          <text:p text:style-name="P596">Die Erzählerin sorgt sich um ihre Kinder und wie sie mit ihrer Abwesenheit zurechtkommen werden.</text:p>
        </text:list-item>
        <text:list-item>
          <text:p text:style-name="P597">Es gibt unterschiedliche Meinungen über die Gerechtigkeit ihrer Strafe, aber die Erzählerin glaubt, dass sie nichts Unrechtes getan hat.</text:p>
        </text:list-item>
        <text:list-item>
          <text:p text:style-name="P598">Die Erzählerin wird von einigen Menschen beneidet und bestraft, weil sie sich gegen die Erwartungen der Gesellschaft gestellt hat.</text:p>
        </text:list-item>
        <text:list-item>
          <text:p text:style-name="P599">Die Erzählerin findet Unterstützung bei ihrer Freundin Vertistine, die ähnliche Erfahrungen gemacht hat.</text:p>
        </text:list-item>
        <text:list-item>
          <text:p text:style-name="P600">Geldprobleme belasten die Erzählerin nach der Scheidung, da sie hohe Anwaltskosten hatte und kein finanzieller Unterhalt von ihrem Ex-Mann erhält.</text:p>
        </text:list-item>
        <text:list-item>
          <text:p text:style-name="P601">Die Erzählerin sieht eine Möglichkeit, mehr Geld zu verdienen, aber müsste dafür ihre Kinder für sechs Monate alleine lassen.</text:p>
        </text:list-item>
        <text:list-item>
          <text:p text:style-name="P602">Sie entscheidet sich dafür, ihre Kinder vorübergehend bei ihrem Ex-Mann zu lassen, da sie glaubt, dass er sich gut um sie kümmern wird.</text:p>
        </text:list-item>
        <text:list-item>
          <text:p text:style-name="P603">Während ihrer Abwesenheit bleibt die Erzählerin in Kontakt mit ihren Kindern und erfährt, dass ihr Ex-Mann sich vorbildlich um sie kümmert.</text:p>
        </text:list-item>
        <text:list-item>
          <text:p text:style-name="P604">Als die Kinder später zu ihr zurückkehren, ermutigt sie sie, den Kontakt zu ihrem Vater aufrechtzuerhalten.</text:p>
        </text:list-item>
        <text:list-item>
          <text:p text:style-name="P605">Die Erzählerin ist dankbar für das Glück, dass ihre Kinder die Scheidung gut überstanden haben.</text:p>
        </text:list-item>
      </text:list>
      <text:soft-page-break/>
      <text:p text:style-name="P606">Pages 82 to 84</text:p>
      <text:list text:style-name="LFO36" text:continue-numbering="true">
        <text:list-item>
          <text:p text:style-name="P607">Kinder leiden unter den Spannungen zwischen ihren Eltern, auch in angeblich heilen Familien</text:p>
        </text:list-item>
        <text:list-item>
          <text:p text:style-name="P608">Kinder aus zerbrochenen Familien können als Erwachsene eine besondere innere Kraft entwickeln</text:p>
        </text:list-item>
        <text:list-item>
          <text:p text:style-name="P609">Die Kinder der Autorin haben trotz der Schwierigkeiten zwischen ihr und ihrem Ex-Mann ein gutes Verhältnis zu beiden Elternteilen</text:p>
        </text:list-item>
        <text:list-item>
          <text:p text:style-name="P610">Die Kinder ziehen zu der Autorin, als sie Schwierigkeiten mit der Regierung bekommt</text:p>
        </text:list-item>
        <text:list-item>
          <text:p text:style-name="P611">Die Kinder besuchen ein College in den USA, unterstützt von der Autorin, um neue Erfahrungen zu machen</text:p>
        </text:list-item>
        <text:list-item>
          <text:p text:style-name="P612">Die Autorin fragt sich manchmal, ob es für die Kinder besser gewesen wäre, den täglichen Kampf der Mutter mitzuerleben</text:p>
        </text:list-item>
        <text:list-item>
          <text:p text:style-name="P613">Die Autorin glaubt, dass ihre Kinder den Kampf verstehen und wissen, dass man nie seine Selbstachtung und Würde verlieren darf</text:p>
        </text:list-item>
        <text:list-item>
          <text:p text:style-name="P614">Die Green Belt Bewegung gewinnt an Fahrt und erhält positive Presseerwähnungen</text:p>
        </text:list-item>
        <text:list-item>
          <text:p text:style-name="P615">Die Green Belt Bewegung wird als eine der erfolgreichsten Unternehmungen des NCWK angesehen</text:p>
        </text:list-item>
        <text:list-item>
          <text:p text:style-name="P616">Die Autorin bewirbt sich 1979 um den Posten der NCWK-Vorsitzenden und wird zur stellvertretenden Vorsitzenden gewählt</text:p>
        </text:list-item>
        <text:list-item>
          <text:p text:style-name="P617">Bei der nächsten Wahl 1980 gibt es starke Flügelkämpfe innerhalb des NCWK, die von ethnischen und politischen Motiven beeinflusst sind</text:p>
        </text:list-item>
        <text:list-item>
          <text:p text:style-name="P618">Die Regierung versucht, Einfluss auf die Wahl der NCWK-Vorsitzenden zu nehmen</text:p>
        </text:list-item>
        <text:list-item>
          <text:p text:style-name="P619">Maendeleo Ya Wanawake, eine bedeutende Frauenorganisation, hilft Frauen auf dem Land, ihre Fähigkeiten zu erweitern und ein Einkommen zu verdienen</text:p>
        </text:list-item>
        <text:list-item>
          <text:p text:style-name="P620">Die Regierung ermutigt Maendeleo Ya Wanawake, die Kontrolle über den NCWK zu übernehmen</text:p>
        </text:list-item>
        <text:list-item>
          <text:p text:style-name="P621">Die Autorin wird aufgrund ihrer Bildung und Scheidung von der Regierung abgelehnt</text:p>
        </text:list-item>
        <text:list-item>
          <text:p text:style-name="P622">Die Autorin findet den Widerstand gegen ihre Kandidatur spannend und glaubt, dass Kompetenz der ausschlaggebende Faktor für ein solches Amt sein sollte</text:p>
        </text:list-item>
        <text:list-item>
          <text:p text:style-name="P623">Die Autorin wird wegen ihrer Scheidung als kein gutes Vorbild angesehen</text:p>
        </text:list-item>
        <text:list-item>
          <text:p text:style-name="P624">Einige Frauen im NCWK raten der Autorin, ihre Bewerbung zurückzuziehen, um die Scheidung nicht erneut in die Schlagzeilen zu bringen</text:p>
        </text:list-item>
        <text:list-item>
          <text:p text:style-name="P625">Die Autorin entscheidet sich aus Prinzip, anzutreten, und glaubt, dass sie gewinnen wird, wenn alles fair abläuft</text:p>
        </text:list-item>
        <text:list-item>
          <text:p text:style-name="P626">Die Gegner der Autorin setzen sie unter Druck und versuchen, bestimmte Organisationen dazu zu bringen, aus dem NCWK auszutreten</text:p>
        </text:list-item>
        <text:list-item>
          <text:p text:style-name="P627">Maendeleo Ya Wanawake und andere Organisationen treten tatsächlich aus dem NCWK aus</text:p>
        </text:list-item>
        <text:list-item>
          <text:p text:style-name="P628">Die austretenden Organisationen werfen dem NCWK vor, die Probleme der Frauen in ländlichen Regionen zu ignorieren, obwohl viele Mitglieder des NCWK mit diesen Frauen zusammenarbeiten und sich später für ihre Rechte einsetzen</text:p>
        </text:list-item>
      </text:list>
      <text:p text:style-name="P629">Pages 84 to 86</text:p>
      <text:list text:style-name="LFO37" text:continue-numbering="true">
        <text:list-item>
          <text:p text:style-name="P630">Der Frauenrat wurde mittellos, als der gesamte Guthabenbetrag des NCWK ausgezahlt wurde.</text:p>
        </text:list-item>
        <text:list-item>
          <text:p text:style-name="P631">Die Wahlkontroverse erregte die Aufmerksamkeit der Medien.</text:p>
        </text:list-item>
        <text:list-item>
          <text:p text:style-name="P632">Einige Medien unterstützten die Autorin, während andere, die auf der Seite der Regierung standen, sich gegen sie aussprachen.</text:p>
        </text:list-item>
        <text:list-item>
          <text:p text:style-name="P633">Die Autorin wurde ohne Gegenstimme zur Vorsitzenden gewählt.</text:p>
        </text:list-item>
        <text:list-item>
          <text:p text:style-name="P634">Die Regierung missachtete den NCWK und unterstützte stattdessen Maendeleo Ya Wanawake.</text:p>
        </text:list-item>
        <text:list-item>
          <text:p text:style-name="P635">Maendeleo Ya Wanawake wurde später zum "Frauenflügel" der Regierungspartei KANU.</text:p>
        </text:list-item>
        <text:list-item>
          <text:p text:style-name="P636">Die NCWK musste sich bemühen, Gelder zu erhalten und ihre Arbeit bekannt zu machen.</text:p>
        </text:list-item>
        <text:list-item>
          <text:p text:style-name="P637">Die Organisation beschloss, sich verstärkt auf die Umwelt zu konzentrieren und arbeitete mit der Green Belt Bewegung und einer Wasser-Initiative zusammen.</text:p>
        </text:list-item>
        <text:list-item>
          <text:p text:style-name="P638">Die NCWK kämpfte in den 80er Jahren ums Überleben.</text:p>
        </text:list-item>
        <text:list-item>
          <text:p text:style-name="P639">Das Regime versuchte die Autorin zum Schweigen zu bringen und ihre Aktivitäten zu unterbinden.</text:p>
        </text:list-item>
        <text:list-item>
          <text:p text:style-name="P640">Die Autorin wurde jedes Jahr als Vorsitzende des Frauenrats bestätigt.</text:p>
        </text:list-item>
        <text:list-item>
          <text:p text:style-name="P641">Die Autorin entschied sich, bei einer Nachwahl für einen Parlamentssitz anzutreten.</text:p>
        </text:list-item>
        <text:list-item>
          <text:p text:style-name="P642">Sie hatte zuvor keine politische Karriere in Betracht gezogen, obwohl ihr mehrfach vorgeschlagen wurde, sich wählen zu lassen.</text:p>
        </text:list-item>
        <text:list-item>
          <text:p text:style-name="P643">Sie hatte Erfahrungen mit Politik durch die Wahlkampagnen ihres Mannes gesammelt.</text:p>
        </text:list-item>
        <text:list-item>
          <text:p text:style-name="P644">Die Autorin entschied sich, als Kandidatin der regierenden Partei KANU anzutreten.</text:p>
        </text:list-item>
        <text:list-item>
          <text:p text:style-name="P645">Sie musste ihre Stelle an der Universität kündigen, um zu kandidieren.</text:p>
        </text:list-item>
        <text:list-item>
          <text:p text:style-name="P646">Die Behörden untersagten ihre Kandidatur angeblich aus technischen Gründen.</text:p>
        </text:list-item>
        <text:list-item>
          <text:p text:style-name="P647">Die Autorin kämpfte vor Gericht gegen die Entscheidung und wurde ausgeschlossen.</text:p>
        </text:list-item>
        <text:list-item>
          <text:p text:style-name="P648">Sie wurde auch von der Universität nicht wieder eingestellt.</text:p>
        </text:list-item>
        <text:list-item>
          <text:p text:style-name="P649">Sie hatte keine Ansprüche auf Pensionszahlungen oder Krankenversicherung.</text:p>
        </text:list-item>
        <text:list-item>
          <text:p text:style-name="P650">Die Universität verlieh ihr später die Ehrendoktorwürde in Naturwissenschaften.</text:p>
        </text:list-item>
      </text:list>
      <text:p text:style-name="P651">Pages 86 to 89</text:p>
      <text:list text:style-name="LFO38" text:continue-numbering="true">
        <text:list-item>
          <text:p text:style-name="P652">The narrator is surprised and pleased when approached by the Norwegian Forestry Society to collaborate.</text:p>
        </text:list-item>
        <text:list-item>
          <text:p text:style-name="P653">They discuss their work, including tree planting and environmental projects, and the Norwegian Forestry Society expresses interest in supporting their initiatives financially.</text:p>
        </text:list-item>
        <text:list-item>
          <text:p text:style-name="P654">The narrator agrees to further meetings and begins working on specific projects with the Norwegian Forestry Society.</text:p>
        </text:list-item>
        <text:list-item>
          <text:p text:style-name="P655">Over the next few years, the collaboration develops into a strong partnership, with the Norwegian Forestry Society not only funding tree planting but also supporting the education of women in ecological farming techniques.</text:p>
        </text:list-item>
        <text:list-item>
          <text:p text:style-name="P656">The partnership allows for the opening of new nurseries and increased awareness of environmental conservation.</text:p>
        </text:list-item>
        <text:list-item>
          <text:p text:style-name="P657">The narrator continues to work closely with other NGOs and environmental organizations, organizing joint actions and campaigns to raise awareness about the importance of environmental protection.</text:p>
        </text:list-item>
        <text:list-item>
          <text:p text:style-name="P658">They attend international conferences and meet with representatives from other countries to exchange experiences and learn from each other.</text:p>
        </text:list-item>
        <text:list-item>
          <text:p text:style-name="P659">The narrator's organization becomes a role model for others, receiving recognition for their work.</text:p>
        </text:list-item>
        <text:list-item>
          <text:p text:style-name="P660">The activities not only protect the environment but also improve the living conditions of many people, including reforestation efforts leading to job creation and unemployed women finding employment in nurseries.</text:p>
        </text:list-item>
        <text:list-item>
          <text:p text:style-name="P661">Ecological farming techniques help increase crop yields and self-sufficiency.</text:p>
        </text:list-item>
        <text:list-item>
          <text:p text:style-name="P662">The collaboration with the Norwegian Forestry Society and other organizations demonstrates the power of strong partnerships and collective efforts.</text:p>
        </text:list-item>
        <text:list-item>
          <text:p text:style-name="P663">They learn that democracy and peace can be implemented in everyday life.</text:p>
        </text:list-item>
        <text:list-item>
          <text:p text:style-name="P664">Their work shows that individuals can contribute to environmental protection and that collective efforts lead to positive change.</text:p>
        </text:list-item>
        <text:list-item>
          <text:p text:style-name="P665">The story highlights the importance of resilience and the ability to learn from setbacks and difficult times.</text:p>
        </text:list-item>
        <text:list-item>
          <text:p text:style-name="P666">It emphasizes the power of taking new paths and working towards a fairer and more sustainable world.</text:p>
        </text:list-item>
      </text:list>
      <text:p text:style-name="P667">Pages 89 to 91</text:p>
      <text:list text:style-name="LFO39" text:continue-numbering="true">
        <text:list-item>
          <text:p text:style-name="P668">Das Green Belt Movement ist eine Organisation, die sich für Umweltschutz und Frauenrechte einsetzt.</text:p>
        </text:list-item>
        <text:list-item>
          <text:p text:style-name="P669">Die Gründerin der Organisation, Wangari Maathai, hatte Schwierigkeiten, finanzielle Unterstützung für ihre Arbeit zu finden.</text:p>
        </text:list-item>
        <text:list-item>
          <text:p text:style-name="P670">Sie traf auf Wilhelm, einen Vertreter der norwegischen Forstgesellschaft, der Interesse an einer Partnerschaft mit dem Green Belt Movement zeigte.</text:p>
        </text:list-item>
        <text:list-item>
          <text:p text:style-name="P671">Da Wangari noch auf Jobsuche war, konnte sie nicht viel Zeit in die Zusammenarbeit investieren.</text:p>
        </text:list-item>
        <text:list-item>
          <text:p text:style-name="P672">Wilhelm schlug vor, dass Wangari die Stelle des Koordinators übernimmt und ein kleines Gehalt erhält, während sie nach einem Vollzeitjob sucht.</text:p>
        </text:list-item>
        <text:list-item>
          <text:p text:style-name="P673">Wangari stimmte dem Angebot zu und wurde zur Koordinatorin des Green Belt Movement.</text:p>
        </text:list-item>
        <text:list-item>
          <text:p text:style-name="P674">Die Organisation erhielt eine finanzielle Unterstützung von 122.700 US-Dollar vom UN Voluntary Fund for Women.</text:p>
        </text:list-item>
        <text:list-item>
          <text:p text:style-name="P675">Wangari konnte nun Mitarbeiter einstellen und den Aktionsradius des Green Belt Movement erweitern.</text:p>
        </text:list-item>
        <text:list-item>
          <text:p text:style-name="P676">Die Organisation arbeitete auch mit der norwegischen Forstgesellschaft zusammen und führte verschiedene Projekte durch.</text:p>
        </text:list-item>
        <text:list-item>
          <text:p text:style-name="P677">Wangari entwickelte neue Ideen, um die Effektivität des Green Belt Movement zu steigern.</text:p>
        </text:list-item>
        <text:list-item>
          <text:p text:style-name="P678">Sie schlug vor, dass die Frauen eigene Baumschulen in ihren Dörfern anlegen, um den Transport der Setzlinge zu erleichtern.</text:p>
        </text:list-item>
        <text:list-item>
          <text:p text:style-name="P679">Wangari legte auch Wert darauf, dass die Frauen sicherstellen, dass die Setzlinge tatsächlich gepflanzt wurden und mindestens sechs Monate überleben, bevor sie bezahlt werden.</text:p>
        </text:list-item>
        <text:list-item>
          <text:p text:style-name="P680">Die Männer wurden als "Baumschulhüter" eingestellt und waren für die Führung von Listen und die Überwachung der gepflanzten Bäume verantwortlich.</text:p>
        </text:list-item>
        <text:list-item>
          <text:p text:style-name="P681">Die Baumschulhüter wurden in verschiedenen Fähigkeiten geschult und mussten regionale Sprachen und Englisch sprechen und schreiben können.</text:p>
        </text:list-item>
        <text:list-item>
          <text:p text:style-name="P682">Das Green Belt Movement wurde immer erfolgreicher und pflanzte Millionen von Setzlingen und mobilisierte Tausende von Frauen.</text:p>
        </text:list-item>
        <text:list-item>
          <text:p text:style-name="P683">Die Organisation erhielt auch Unterstützung von der Norwegischen Agentur für Entwicklungskooperation.</text:p>
        </text:list-item>
        <text:list-item>
          <text:p text:style-name="P684">Die Arbeit von Wangari und dem Green Belt Movement trug dazu bei, die Umwelt zu schützen und die Lebensbedingungen der Menschen in Kenia zu verbessern.</text:p>
        </text:list-item>
      </text:list>
      <text:p text:style-name="P685">Pages 91 to 93</text:p>
      <text:list text:style-name="LFO40" text:continue-numbering="true">
        <text:list-item>
          <text:p text:style-name="P686">Die Green Belt Movement ist eine Organisation, die sich für Umweltschutz und soziale Gerechtigkeit einsetzt.</text:p>
        </text:list-item>
        <text:list-item>
          <text:p text:style-name="P687">Die Organisation wurde von Wangari Maathai gegründet und konzentriert sich auf das Pflanzen von Bäumen und die Stärkung von Gemeinschaften.</text:p>
        </text:list-item>
        <text:list-item>
          <text:p text:style-name="P688">Die Green Belt Movement hat auch Seminare und Workshops abgehalten, um die Menschen über Umweltprobleme und Lösungen aufzuklären.</text:p>
        </text:list-item>
        <text:list-item>
          <text:p text:style-name="P689">Die Organisation hat festgestellt, dass viele Männer unehrlich waren und die Anzahl der gepflanzten Setzlinge und überlebenden Bäume übertrieben haben.</text:p>
        </text:list-item>
        <text:list-item>
          <text:p text:style-name="P690">Dies hat Wangari Maathai dazu veranlasst, die Ursachen der Probleme in der kenianischen Gesellschaft zu untersuchen, wie Unterernährung, Wassermangel und fehlendes Brennholz.</text:p>
        </text:list-item>
        <text:list-item>
          <text:p text:style-name="P691">Sie erkannte, dass sowohl die Regierung als auch die Bürger für diese Probleme verantwortlich waren.</text:p>
        </text:list-item>
        <text:list-item>
          <text:p text:style-name="P692">Die Green Belt Movement hat die Gemeinschaften ermutigt, selbst Verantwortung für ihre Umwelt und Lebensqualität zu übernehmen.</text:p>
        </text:list-item>
        <text:list-item>
          <text:p text:style-name="P693">Die Organisation hat auch die Bedeutung der Kultur für den Umweltschutz betont und Seminare über Demokratie, Menschenrechte und Geschlechterfragen abgehalten.</text:p>
        </text:list-item>
        <text:list-item>
          <text:p text:style-name="P694">Die Green Belt Movement ist stark gewachsen und hat Millionen von Bäumen gepflanzt.</text:p>
        </text:list-item>
        <text:list-item>
          <text:p text:style-name="P695">Die Organisation wurde bei der dritten Weltfrauenkonferenz in Nairobi nicht angemessen anerkannt.</text:p>
        </text:list-item>
        <text:list-item>
          <text:p text:style-name="P696">Trotzdem hat die Green Belt Movement Veranstaltungen organisiert, um ihre Arbeit vorzustellen und Besuche bei Baumschulen zu ermöglichen.</text:p>
        </text:list-item>
        <text:list-item>
          <text:p text:style-name="P697">Die Organisation hat auch Unterstützung von internationalen Partnern wie der Green Belt Movement of Utah erhalten.</text:p>
        </text:list-item>
        <text:list-item>
          <text:p text:style-name="P698">Die Green Belt Movement hat an Workshops über Frauen und Umweltzerstörung teilgenommen und sich mit anderen Organisationen ausgetauscht.</text:p>
        </text:list-item>
        <text:list-item>
          <text:p text:style-name="P699">Wangari Maathai hat Peggy Snyder, die Direktorin des UN Development Fund for Women (UNIFEM), kennengelernt und gemeinsam einen Baum gepflanzt.</text:p>
        </text:list-item>
        <text:list-item>
          <text:p text:style-name="P700">Die Green Belt Movement hat allmählich Anerkennung in Kenia und anderen Ländern erlangt.</text:p>
        </text:list-item>
      </text:list>
      <text:p text:style-name="P701">Pages 93 to 95</text:p>
      <text:list text:style-name="LFO41" text:continue-numbering="true">
        <text:list-item>
          <text:p text:style-name="P702">Sie übte das Amt von 1972 bis 1980 aus und hatte 1975 die Weltfrauenkonferenz in Mexico City ausgerichtet.</text:p>
        </text:list-item>
        <text:list-item>
          <text:p text:style-name="P703">Nach ihrem Ausscheiden aus den Vereinten Nationen kehrte sie nach Finnland zurück.</text:p>
        </text:list-item>
        <text:list-item>
          <text:p text:style-name="P704">Ich zeigte ihr einige Baumschulen in der Nähe von Nairobi und erklärte ihr, wie wir Frauen mobilisierten, sie ermutigten, bei der Aufzucht ihrer Setzlinge innovativ zu sein, ihnen ein kleines Einkommen ermöglichten und das Pflanzen von "grünen Gürteln" auf Farmen und in Schulhöfen förderten.</text:p>
        </text:list-item>
        <text:list-item>
          <text:p text:style-name="P705">Daraufhin lud Helvi mich nach Finnland ein, damit ich das Frauennetzwerk kennenlernte, mit dem das finnische Nationalkomitee für UNIFEM, das Helvi ins Leben gerufen hatte, zusammenarbeitete.</text:p>
        </text:list-item>
        <text:list-item>
          <text:p text:style-name="P706">Ich besuchte sie im folgenden Jahr, und als Reaktion darauf begann UNIFEM Finnland, Spenden zur Unterstützung der Green Belt Movement zu sammeln.</text:p>
        </text:list-item>
        <text:list-item>
          <text:p text:style-name="P707">1986 dehnten wir unsere Arbeit mit finanzieller Unterstützung des UNEP auf andere afrikanische Länder aus, in denen in ländlichen Regionen vielfach ebenfalls Versteppung, Entwaldung, Wassermangel und Hunger drohten.</text:p>
        </text:list-item>
        <text:list-item>
          <text:p text:style-name="P708">Im Verlauf der folgenden drei Jahre sponserte das UNEP vier Workshops, in deren Rahmen fünfundvierzig Vertreterinnen aus fünfzehn afrikanischen Ländern nach Kenia kamen, um von uns zu lernen.</text:p>
        </text:list-item>
        <text:list-item>
          <text:p text:style-name="P709">Wir boten zweiwöchige Ausbildungskurse an, zu denen Seminare sowie Einsätze vor Ort mit Green-Belt-Gruppen gehörten.</text:p>
        </text:list-item>
        <text:list-item>
          <text:p text:style-name="P710">All das mündete schließlich in die Gründung des Pan-African Green Belt Network.</text:p>
        </text:list-item>
        <text:list-item>
          <text:p text:style-name="P711">Angeregt durch die Workshops und Weiterbildungskurse initiierten Gruppen unter anderem in Äthiopien, Tansania, Uganda, Ruanda und Mosambik Baumpflanz-Projekte oder integrierten das Konzept der Green Belt Movement in ihre Arbeit.</text:p>
        </text:list-item>
        <text:list-item>
          <text:p text:style-name="P712">Auch das Medieninteresse im In- und Ausland nahm zu, immer häufiger wurde ich eingeladen, bei Umweltkonferenzen zu sprechen.</text:p>
        </text:list-item>
        <text:list-item>
          <text:p text:style-name="P713">Die Green Belt Movement und ich erhielten Auszeichnungen, die ich nicht erwartet hatte und die mich umso mehr freuten.</text:p>
        </text:list-item>
        <text:list-item>
          <text:p text:style-name="P714">1983 wurde ich zur Frau des Jahres in Kenia ernannt, 1984 erhielt ich den Alternative Nobelpreis, 1986 eine Medaille von der Better World Society, 1987 wurde ich in die Ehrenliste "Global 500" des UNEP aufgenommen und 1988 erhielt ich den Windstar Award.</text:p>
        </text:list-item>
        <text:list-item>
          <text:p text:style-name="P715">Ein Jahr später wurde mir der Women of the World Award von der Organisation WomenAid verliehen, zusammen mit Mutter Teresa und Mildred Robbins Leet.</text:p>
        </text:list-item>
        <text:list-item>
          <text:p text:style-name="P716">Diese Auszeichnungen machten die Weltöffentlichkeit auf unsere Arbeit aufmerksam und waren auch in Kenia nachrichtenwürdig.</text:p>
        </text:list-item>
        <text:list-item>
          <text:p text:style-name="P717">Die Preise boten einen gewissen Schutz vor der zunehmenden Kritik und den Drohungen der kenianischen Regierung, denen ich in den kommenden Jahren ausgesetzt war.</text:p>
        </text:list-item>
        <text:list-item>
          <text:p text:style-name="P718">Die Preise hatten auch finanzielle Auswirkungen auf die Green Belt Movement und erregten das Medieninteresse in den Ländern, in denen ich sie erhielt.</text:p>
        </text:list-item>
        <text:list-item>
          <text:p text:style-name="P719">Die wachsende internationale Anerkennung bewegte die kenianischen Behörden jedoch nicht dazu, uns zu unterstützen, im Gegenteil, wir gerieten zunehmend unter Beschuss.</text:p>
        </text:list-item>
        <text:list-item>
          <text:p text:style-name="P720">1985 versuchte die Regierung, unsere Macht durch die Trennung des Frauenrats und der Green Belt Movement zu brechen.</text:p>
        </text:list-item>
        <text:list-item>
          <text:p text:style-name="P721">Die Green Belt Movement wurde als eigenständige NGO eingetragen und behielt ihr Büro im Hauptquartier des Frauenrats.</text:p>
        </text:list-item>
        <text:list-item>
          <text:p text:style-name="P722">Die Regierung versuchte, unsere Aktivitäten einzuschränken, indem sie ein altes Kolonialgesetz zitierte, das Versammlungen ohne offizielle Genehmigung verbietet.</text:p>
        </text:list-item>
        <text:list-item>
          <text:p text:style-name="P723">Wir ließen uns jedoch nicht davon abhalten, uns zu treffen und unsere Arbeit fortzuführen.</text:p>
        </text:list-item>
        <text:list-item>
          <text:p text:style-name="P724">Die Regierung wurde auf uns aufmerksam und versuchte, unsere Aktivitäten zu behindern.</text:p>
        </text:list-item>
        <text:list-item>
          <text:p text:style-name="P725">Trotzdem überlebten beide Organisationen und die Green Belt Movement behielt ihren Einfluss.</text:p>
        </text:list-item>
        <text:list-item>
          <text:p text:style-name="P726">Die wachsende Korruption bei den Machthabenden in Kenia und die repressive Atmosphäre erschwerten unsere Arbeit.</text:p>
        </text:list-item>
        <text:list-item>
          <text:p text:style-name="P727">Die Regierung ging hart gegen Kritiker vor und missachtete die Bedürfnisse der Bevölkerung.</text:p>
        </text:list-item>
        <text:list-item>
          <text:p text:style-name="P728">Die Green Belt Movement wurde von höheren Regierungsbeamten und Parlamentsabgeordneten als Bedrohung wahrgenommen, da wir uns nicht für die Pläne der Regierung einsetzten, sondern die Menschen dazu aufriefen, selbst aktiv zu werden.</text:p>
        </text:list-item>
        <text:list-item>
          <text:p text:style-name="P729">Die Regierung versuchte, unsere Aktivitäten einzuschränken, aber die Frauen ließen sich nicht davon abhalten, Bäume zu pflanzen und für ihre Rechte einzustehen.</text:p>
        </text:list-item>
        <text:list-item>
          <text:p text:style-name="P730">Die Auszeichnungen und die internationale Anerkennung gaben uns die Möglichkeit, unser Engagement zu erklären und Menschen zu zeigen, dass</text:p>
        </text:list-item>
      </text:list>
      <text:p text:style-name="P731">Pages 95 to 98</text:p>
      <text:list text:style-name="LFO42" text:continue-numbering="true">
        <text:list-item>
          <text:p text:style-name="P732">In Kenia wurde die Unabhängigkeit der Justiz beschnitten und das Land wurde zu einer Diktatur, in der ein "starker Mann" regierte und seine Macht mit eiserner Faust verteidigte.</text:p>
        </text:list-item>
        <text:list-item>
          <text:p text:style-name="P733">Die demokratischen Freiheiten wurden bereits in den späteren Jahren der Kenyatta-Regierung eingeschränkt.</text:p>
        </text:list-item>
        <text:list-item>
          <text:p text:style-name="P734">J.M. Kariuki, ein Parlamentsabgeordneter, wurde wegen seiner Kritik an der Machtmissbrauch der Regierung verhaftet und ermordet. Sein Tod führte zu Studentendemonstrationen und einer Untersuchung, aber die Mörder wurden nie gefunden.</text:p>
        </text:list-item>
        <text:list-item>
          <text:p text:style-name="P735">Unter Präsident Moi wurde Kenia offiziell zu einem Einparteienstaat erklärt und alle Regimegegner wurden bedroht und eingeschüchtert.</text:p>
        </text:list-item>
        <text:list-item>
          <text:p text:style-name="P736">Die University of Nairobi wurde zum Zentrum des studentischen Widerstandes gegen die Regierung. Es kam zu gewaltsamen Auseinandersetzungen zwischen Sicherheitskräften und Studenten.</text:p>
        </text:list-item>
        <text:list-item>
          <text:p text:style-name="P737">Die Regierung spielte ethnische Gruppen gegeneinander aus, was zu ethnischen Konflikten führte.</text:p>
        </text:list-item>
        <text:list-item>
          <text:p text:style-name="P738">1988 beteiligte sich die Green Belt Movement an demokratiefördernden Maßnahmen und setzte sich für politische Freiheit und Meinungsfreiheit ein.</text:p>
        </text:list-item>
        <text:list-item>
          <text:p text:style-name="P739">Die Wahlen im Jahr 1988 waren manipuliert und die Regierung schränkte die Unabhängigkeit der Justiz weiter ein. Die Presse wurde schikaniert und eingeschüchtert.</text:p>
        </text:list-item>
        <text:list-item>
          <text:p text:style-name="P740">Der Uhuru Park, eine wichtige Erholungsfläche in Nairobi, sollte für den Bau eines Hochhauses zerstört werden. Die Pläne wurden geheim gehalten, aber ein junger Jurastudent informierte Wangari Maathai darüber.</text:p>
        </text:list-item>
        <text:list-item>
          <text:p text:style-name="P741">Wangari Maathai beschloss, gegen das Bauvorhaben zu kämpfen und den Uhuru Park zu retten.</text:p>
        </text:list-item>
      </text:list>
      <text:p text:style-name="P742">Pages 98 to 100</text:p>
      <text:list text:style-name="LFO43" text:continue-numbering="true">
        <text:list-item>
          <text:p text:style-name="P743">Das geplante Bauprojekt eines gigantischen Komplexes im Uhuru Park in Nairobi wurde als absurd angesehen, da der Staat sich den finanziellen Aufwand nicht leisten konnte und logistische Fragen aufwarfen.</text:p>
        </text:list-item>
        <text:list-item>
          <text:p text:style-name="P744">Es wurde darauf hingewiesen, dass der Verkehr und der Wasserdruck in Nairobi bereits jetzt ein Problem waren und ein solcher Komplex diese Probleme noch verstärken würde.</text:p>
        </text:list-item>
        <text:list-item>
          <text:p text:style-name="P745">Kritik wurde auch an kostspieligen Prestigeprojekten geübt, die eher dem Ego schmeichelten als dem Gemeinwohl dienten und in ganz Afrika gebaut wurden.</text:p>
        </text:list-item>
        <text:list-item>
          <text:p text:style-name="P746">Nachdem der Autor mit Mitgliedern des Green Belt Movements gesprochen hatte, beschloss er, Briefe an die zuständigen Behörden und Unternehmen zu schreiben, um Informationen über das Projekt zu erhalten.</text:p>
        </text:list-item>
        <text:list-item>
          <text:p text:style-name="P747">Der Autor schrieb einen Brief an den leitenden Direktor der Kenya Times und bat ihn, vom Bau des Komplexes abzusehen und den Park als Ort der Erholung und öffentlichen Versammlungen zu bewahren. Kopien des Briefes wurden an verschiedene Behörden, Organisationen und die Presse geschickt.</text:p>
        </text:list-item>
        <text:list-item>
          <text:p text:style-name="P748">Die Regierung reagierte nicht direkt auf die Briefe, aber die Presse berichtete über den Appell des Autors.</text:p>
        </text:list-item>
        <text:list-item>
          <text:p text:style-name="P749">Der Autor schrieb weitere Briefe an den Direktor der Nationalmuseen von Kenia, an den britischen Hochkommissar in Nairobi und an den örtlichen Repräsentanten des UNDP, um Unterstützung gegen das Projekt zu erhalten.</text:p>
        </text:list-item>
        <text:list-item>
          <text:p text:style-name="P750">Die Behörden reagierten weiterhin nicht direkt, sondern bedienten sich der Medien, um die Kritik abzutun.</text:p>
        </text:list-item>
        <text:list-item>
          <text:p text:style-name="P751">Der Autor verfasste weitere Briefe an den Minister für Land und Raumordnung, den Minister für Lokalverwaltung und Planungswesen sowie an den örtlichen Repräsentanten des UNDP, um die ökologischen Folgen des Projekts anzusprechen und die Meinung der Bevölkerung zu berücksichtigen.</text:p>
        </text:list-item>
        <text:list-item>
          <text:p text:style-name="P752">Der Autor appellierte an die Einwohner von Nairobi, ihre Stimme gegen das Projekt zu erheben und betonte die Verantwortung der Regierung gegenüber ihren Bürgern und zukünftigen Generationen.</text:p>
        </text:list-item>
        <text:list-item>
          <text:p text:style-name="P753">Trotz der Briefe und der öffentlichen Debatte blieben die Behörden eine direkte Antwort schuldig, aber die Presse berichtete weiterhin über den Konflikt.</text:p>
        </text:list-item>
        <text:list-item>
          <text:p text:style-name="P754">Der Autor stellte fest, dass die Behörden keine überzeugenden Argumente für den Bau des Komplexes vorbrachten und dass die Rechtfertigungen der Fürsprecher des Projekts nicht ausreichten, um die Bedenken zu entkräften.</text:p>
        </text:list-item>
        <text:list-item>
          <text:p text:style-name="P755">Die Debatte über den Bau des Times-Komplexes im Uhuru Park wurde im ganzen Land geführt.</text:p>
        </text:list-item>
      </text:list>
      <text:p text:style-name="P756">Pages 100 to 102</text:p>
      <text:list text:style-name="LFO44" text:continue-numbering="true">
        <text:list-item>
          <text:p text:style-name="P757">Die positive Meinung der Weltgemeinschaft war den Machthabern wichtig und zwang sie zu einer Reaktion.</text:p>
        </text:list-item>
        <text:list-item>
          <text:p text:style-name="P758">Die Behörden ignorierten Obis Briefe und stellten seine Sorge als lächerlich dar.</text:p>
        </text:list-item>
        <text:list-item>
          <text:p text:style-name="P759">Am 8. November 1989 unterbrach das Parlament die Diskussion, um über Obi zu sprechen.</text:p>
        </text:list-item>
        <text:list-item>
          <text:p text:style-name="P760">Abgeordnete empörten sich über Obis Vorgehen und warfen ihm vor, sich in Angelegenheiten einer ausländischen Regierung einzumischen.</text:p>
        </text:list-item>
        <text:list-item>
          <text:p text:style-name="P761">Sie behaupteten, dass der Komplex den Park nicht beeinträchtigen würde und dass die Regierung eine noch größere und schönere Grünanlage plane.</text:p>
        </text:list-item>
        <text:list-item>
          <text:p text:style-name="P762">Ein Abgeordneter bezeichnete die Green Belt Movement als "Pseudoorganisation" und behauptete, dass Obi Geld für unbekannte Zwecke sammle.</text:p>
        </text:list-item>
        <text:list-item>
          <text:p text:style-name="P763">Ein anderer Abgeordneter behauptete, dass Obi die Bevölkerung aufgerufen hätte, sich gegen die Regierung zu erheben, und forderte, dass sie vor Gericht gestellt werde.</text:p>
        </text:list-item>
        <text:list-item>
          <text:p text:style-name="P764">Ein Abgeordneter persönlich griff Obi an und behauptete, dass sie nicht ernstzunehmen sei, weil sie ihren Mann öffentlich zurückgewiesen habe.</text:p>
        </text:list-item>
        <text:list-item>
          <text:p text:style-name="P765">Einige Abgeordnete schlugen vor, dass Obi nach Europa ziehen solle.</text:p>
        </text:list-item>
        <text:list-item>
          <text:p text:style-name="P766">Der Parlamentspräsident beendete den Tumult und hoffte, dass Obi die Meinung des Hauses gehört habe.</text:p>
        </text:list-item>
        <text:list-item>
          <text:p text:style-name="P767">Obi fühlte sich in ihrer Kampflust bestärkt und schrieb an Philip Leakey, um zu den Äußerungen des Parlaments Stellung zu beziehen.</text:p>
        </text:list-item>
        <text:list-item>
          <text:p text:style-name="P768">Sie betonte, dass sie lediglich eine Frage gestellt habe und dass sie nicht gegen den Komplex an sich sei, sondern nur gegen seinen Standort im Park.</text:p>
        </text:list-item>
        <text:list-item>
          <text:p text:style-name="P769">Obi schrieb auch einen Brief an den Präsidenten und bat ihn, den Bau des Komplexes zu stoppen.</text:p>
        </text:list-item>
        <text:list-item>
          <text:p text:style-name="P770">Sie erhielt nie eine Antwort.</text:p>
        </text:list-item>
        <text:list-item>
          <text:p text:style-name="P771">Berufsverbände und die Bevölkerung beteiligten sich an der öffentlichen Diskussion über den Komplex.</text:p>
        </text:list-item>
        <text:list-item>
          <text:p text:style-name="P772">Die Architektenvereinigung sprach sich gegen die Baustelle im Park aus.</text:p>
        </text:list-item>
        <text:list-item>
          <text:p text:style-name="P773">Viele Menschen schrieben Briefe an Zeitungen und Wochenmagazine, um Obis Einsatz zu unterstützen.</text:p>
        </text:list-item>
        <text:list-item>
          <text:p text:style-name="P774">Sie äußerten ihre Sorge über die Auswirkungen des Baus auf die Skyline, den Park und die Grünflächen.</text:p>
        </text:list-item>
        <text:list-item>
          <text:p text:style-name="P775">Kinder meldeten sich ebenfalls zu Wort und beschrieben ihre Besuche im Park mit ihren Eltern.</text:p>
        </text:list-item>
        <text:list-item>
          <text:p text:style-name="P776">Viele Briefschreiber verbanden den Kampf um den Park mit dem Thema Demokratie und dem Widerstreben der Politiker, auf die Wünsche der Bürger einzugehen.</text:p>
        </text:list-item>
        <text:list-item>
          <text:p text:style-name="P777">Sie forderten, dass die Politiker die Prioritäten des Volkes respektieren und die Meinungen der Bürger respektieren sollten.</text:p>
        </text:list-item>
        <text:list-item>
          <text:p text:style-name="P778">Ein Briefschreiber schlug vor, die Namen der Politiker, die das Projekt vorantreiben, in den Komplex einzuritzen, damit die kommenden Generationen wissen, wer ihnen ihren liebsten Erholungsort genommen hat.</text:p>
        </text:list-item>
        <text:list-item>
          <text:p text:style-name="P779">Ein anderer Briefschreiber betonte, dass Kenia als Demokratie offen über Themen debattieren sollte, ohne von Politikern bedroht und beschimpft zu werden.</text:p>
        </text:list-item>
      </text:list>
      <text:p text:style-name="P780">Page 102</text:p>
      <text:list text:style-name="LFO45" text:continue-numbering="true">
        <text:list-item>
          <text:p text:style-name="P781">Obwohl ich wusste, dass die Bevölkerung hinter mir stand, habe ich keine Demonstration gegen den Komplex organisiert und keine Hilfe von anderen erwartet.</text:p>
        </text:list-item>
        <text:list-item>
          <text:p text:style-name="P782">Während des Kampfes um den Komplex hatte ich immer das Gefühl, das Richtige zu tun, unabhängig von der öffentlichen Meinung.</text:p>
        </text:list-item>
        <text:list-item>
          <text:p text:style-name="P783">Ich hatte nicht jeden Tag Angst, weil ich mich auf die Aufgabe konzentrierte und wusste, dass es keine schnelle Lösung geben würde.</text:p>
        </text:list-item>
        <text:list-item>
          <text:p text:style-name="P784">Meine größte Stärke ist, dass ich bei einer Aufgabe bleibe und alle Energie in sie stecke, um Erstaunliches zu bewirken.</text:p>
        </text:list-item>
        <text:list-item>
          <text:p text:style-name="P785">Es war schwer, im Mittelpunkt der negativen Aufmerksamkeit zu stehen und meine Kinder, Familie und Freunde haben darunter gelitten.</text:p>
        </text:list-item>
        <text:list-item>
          <text:p text:style-name="P786">Bekannte haben die Straßenseite gewechselt, um mir aus dem Weg zu gehen, und Freunde haben vermieden, mit mir in Verbindung gebracht zu werden.</text:p>
        </text:list-item>
        <text:list-item>
          <text:p text:style-name="P787">Manche haben mich gefragt, warum ich mich in diese Situation begebe und warum ich mir das antue.</text:p>
        </text:list-item>
        <text:list-item>
          <text:p text:style-name="P788">Meine Antwort war, dass es nicht nur um das Grundstück ging, sondern um den Schutz dessen, was allen gehört.</text:p>
        </text:list-item>
        <text:list-item>
          <text:p text:style-name="P789">Diese Auseinandersetzung drehte sich letztendlich darum, die Kenianer dazu zu bewegen, für ihre Rechte einzustehen und gegen Ungerechtigkeit und Korruption zu kämpfen.</text:p>
        </text:list-item>
        <text:list-item>
          <text:p text:style-name="P790">Es ging um die Demokratie und den Frieden in unserem Land.</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__Outfit_62d168" svg:font-family="__Outfit_62d168"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dashboard_page_pagerangetitle__km7en" style:display-name="dashboard_page_pagerangetitle__km7en"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anticon" style:display-name="antic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25T16:19:00Z</meta:creation-date>
    <dc:date>2023-11-25T16:19:00Z</dc:date>
    <meta:template xlink:href="Normal" xlink:type="simple"/>
    <meta:editing-cycles>1</meta:editing-cycles>
    <meta:editing-duration>PT0S</meta:editing-duration>
    <meta:document-statistic meta:page-count="28" meta:paragraph-count="189" meta:word-count="13008" meta:character-count="94773" meta:row-count="682" meta:non-whitespace-character-count="81954"/>
  </office:meta>
</office:document-meta>
</file>